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Normal_32_2" style:data-style-name="N0">
      <style:table-cell-properties style:vertical-align="automatic" fo:background-color="transparent" style:cell-protect="protected"/>
      <style:text-properties style:font-name="Arial" style:font-name-asian="Arial" style:font-name-complex="Arial"/>
    </style:style>
    <style:style style:name="ce2" style:family="table-cell" style:parent-style-name="Normal_32_2" style:data-style-name="N0">
      <style:table-cell-properties style:vertical-align="automatic" fo:wrap-option="wrap" fo:background-color="transparent" style:cell-protect="protected"/>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none"/>
      <style:text-properties style:font-name="Arial" style:font-name-asian="Arial" style:font-name-complex="Arial"/>
    </style:style>
    <style:style style:name="ce4" style:family="table-cell" style:parent-style-name="Normal_32_2" style:data-style-name="N0">
      <style:table-cell-properties style:vertical-align="automatic" fo:background-color="transparent" style:cell-protect="none" style:repeat-content="false"/>
      <style:paragraph-properties fo:text-align="start" fo:margin-left="0cm"/>
      <style:text-properties style:font-name="Arial" style:font-name-asian="Arial" style:font-name-complex="Arial"/>
    </style:style>
    <style:style style:name="ce5" style:family="table-cell" style:parent-style-name="Normal_32_2" style:data-style-name="N0">
      <style:table-cell-properties style:vertical-align="automatic" fo:background-color="transparent" style:cell-protect="protected" style:repeat-content="false"/>
      <style:paragraph-properties fo:text-align="center"/>
      <style:text-properties fo:color="#BFBFBF" style:font-name="Arial" style:font-name-asian="Arial" style:font-name-complex="Arial"/>
    </style:style>
    <style:style style:name="ce6" style:family="table-cell" style:parent-style-name="Normal_32_2" style:data-style-name="N0">
      <style:table-cell-properties style:vertical-align="automatic" fo:wrap-option="wrap" fo:background-color="transparent" style:cell-protect="none" style:repeat-content="false"/>
      <style:paragraph-properties fo:text-align="end" fo:margin-right="0cm"/>
      <style:text-properties style:font-name="Arial" style:font-name-asian="Arial" style:font-name-complex="Arial"/>
    </style:style>
    <style:style style:name="ce7" style:family="table-cell" style:parent-style-name="Normal_32_2" style:data-style-name="N0">
      <style:table-cell-properties style:vertical-align="automatic" fo:wrap-option="wrap" fo:background-color="transparent" style:cell-protect="none" style:repeat-content="false"/>
      <style:paragraph-properties fo:text-align="start" fo:margin-left="0cm"/>
      <style:text-properties style:font-name="Arial" style:font-name-asian="Arial" style:font-name-complex="Arial"/>
    </style:style>
    <style:style style:name="ce8" style:family="table-cell" style:parent-style-name="Normal_32_2" style:data-style-name="N0">
      <style:table-cell-properties style:vertical-align="automatic" fo:wrap-option="wrap" fo:background-color="transparent" style:cell-protect="protected"/>
      <style:text-properties style:font-name="Arial" style:font-name-asian="Arial" style:font-name-complex="Arial"/>
    </style:style>
    <style:style style:name="ce9" style:family="table-cell" style:parent-style-name="Normal_32_2" style:data-style-name="N0">
      <style:table-cell-properties style:vertical-align="automatic" fo:background-color="transparent" style:cell-protect="none"/>
      <style:text-properties style:font-name="Arial" style:font-name-asian="Arial" style:font-name-complex="Arial"/>
    </style:style>
    <style:style style:name="ce10" style:family="table-cell" style:parent-style-name="Normal_32_2" style:data-style-name="N0">
      <style:table-cell-properties style:vertical-align="automatic" fo:background-color="transparent" style:cell-protect="protected"/>
      <style:text-properties style:font-name="Arial" style:font-name-asian="Arial" style:font-name-complex="Arial"/>
    </style:style>
    <style:style style:name="ce11"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weight="bold" style:font-weight-asian="bold" style:font-weight-complex="bold"/>
    </style:style>
    <style:style style:name="co1" style:family="table-column">
      <style:table-column-properties fo:break-before="auto" style:column-width="1.56104166666667cm"/>
    </style:style>
    <style:style style:name="co2" style:family="table-column">
      <style:table-column-properties fo:break-before="auto" style:column-width="2.59291666666667cm"/>
    </style:style>
    <style:style style:name="co3" style:family="table-column">
      <style:table-column-properties fo:break-before="auto" style:column-width="5.18583333333333cm" style:use-optimal-column-width="true"/>
    </style:style>
    <style:style style:name="co4" style:family="table-column">
      <style:table-column-properties fo:break-before="auto" style:column-width="1.905cm"/>
    </style:style>
    <style:style style:name="co5" style:family="table-column">
      <style:table-column-properties fo:break-before="auto" style:column-width="2.91041666666667cm"/>
    </style:style>
    <style:style style:name="co6"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table:tab-color="#595959"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0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32" table:default-cell-style-name="ce1"/>
        <table:table-column table:style-name="co6" table:number-columns-repeated="16345" table:default-cell-style-name="ce1"/>
        <table:table-row table:style-name="ro1">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office:value-type="float" office:value="4" table:style-name="ce5">
            <text:p>4</text:p>
          </table:table-cell>
          <table:table-cell office:value-type="float" office:value="5" table:style-name="ce5">
            <text:p>5</text:p>
          </table:table-cell>
          <table:table-cell office:value-type="float" office:value="6" table:style-name="ce5">
            <text:p>6</text:p>
          </table:table-cell>
          <table:table-cell office:value-type="float" office:value="7" table:style-name="ce5">
            <text:p>7</text:p>
          </table:table-cell>
          <table:table-cell office:value-type="float" office:value="8" table:style-name="ce5">
            <text:p>8</text:p>
          </table:table-cell>
          <table:table-cell office:value-type="float" office:value="9" table:style-name="ce5">
            <text:p>9</text:p>
          </table:table-cell>
          <table:table-cell office:value-type="float" office:value="10" table:style-name="ce5">
            <text:p>10</text:p>
          </table:table-cell>
          <table:table-cell office:value-type="float" office:value="11" table:style-name="ce5">
            <text:p>11</text:p>
          </table:table-cell>
          <table:table-cell office:value-type="float" office:value="12" table:style-name="ce5">
            <text:p>12</text:p>
          </table:table-cell>
          <table:table-cell office:value-type="float" office:value="13" table:style-name="ce5">
            <text:p>13</text:p>
          </table:table-cell>
          <table:table-cell office:value-type="float" office:value="14" table:style-name="ce5">
            <text:p>14</text:p>
          </table:table-cell>
          <table:table-cell office:value-type="float" office:value="15" table:style-name="ce5">
            <text:p>15</text:p>
          </table:table-cell>
          <table:table-cell office:value-type="float" office:value="16" table:style-name="ce5">
            <text:p>16</text:p>
          </table:table-cell>
          <table:table-cell office:value-type="float" office:value="17" table:style-name="ce5">
            <text:p>17</text:p>
          </table:table-cell>
          <table:table-cell office:value-type="float" office:value="18" table:style-name="ce5">
            <text:p>18</text:p>
          </table:table-cell>
          <table:table-cell office:value-type="float" office:value="19" table:style-name="ce5">
            <text:p>19</text:p>
          </table:table-cell>
          <table:table-cell office:value-type="float" office:value="20" table:style-name="ce5">
            <text:p>20</text:p>
          </table:table-cell>
          <table:table-cell office:value-type="float" office:value="21" table:style-name="ce5">
            <text:p>21</text:p>
          </table:table-cell>
          <table:table-cell office:value-type="float" office:value="22" table:style-name="ce5">
            <text:p>22</text:p>
          </table:table-cell>
          <table:table-cell office:value-type="float" office:value="23" table:style-name="ce5">
            <text:p>23</text:p>
          </table:table-cell>
          <table:table-cell office:value-type="float" office:value="24" table:style-name="ce5">
            <text:p>24</text:p>
          </table:table-cell>
          <table:table-cell office:value-type="float" office:value="25" table:style-name="ce5">
            <text:p>25</text:p>
          </table:table-cell>
          <table:table-cell office:value-type="float" office:value="26" table:style-name="ce5">
            <text:p>26</text:p>
          </table:table-cell>
          <table:table-cell office:value-type="float" office:value="27" table:style-name="ce5">
            <text:p>27</text:p>
          </table:table-cell>
          <table:table-cell office:value-type="float" office:value="28" table:style-name="ce5">
            <text:p>28</text:p>
          </table:table-cell>
          <table:table-cell office:value-type="float" office:value="29" table:style-name="ce5">
            <text:p>29</text:p>
          </table:table-cell>
          <table:table-cell office:value-type="float" office:value="30" table:style-name="ce5">
            <text:p>30</text:p>
          </table:table-cell>
          <table:table-cell office:value-type="float" office:value="31" table:style-name="ce5">
            <text:p>31</text:p>
          </table:table-cell>
          <table:table-cell office:value-type="float" office:value="32" table:style-name="ce5">
            <text:p>32</text:p>
          </table:table-cell>
          <table:table-cell office:value-type="float" office:value="33" table:style-name="ce5">
            <text:p>33</text:p>
          </table:table-cell>
          <table:table-cell office:value-type="float" office:value="34" table:style-name="ce5">
            <text:p>34</text:p>
          </table:table-cell>
          <table:table-cell office:value-type="float" office:value="35" table:style-name="ce5">
            <text:p>35</text:p>
          </table:table-cell>
          <table:table-cell office:value-type="float" office:value="36" table:style-name="ce5">
            <text:p>36</text:p>
          </table:table-cell>
          <table:table-cell office:value-type="float" office:value="37" table:style-name="ce5">
            <text:p>37</text:p>
          </table:table-cell>
          <table:table-cell office:value-type="float" office:value="38" table:style-name="ce5">
            <text:p>38</text:p>
          </table:table-cell>
          <table:table-cell office:value-type="float" office:value="39" table:style-name="ce5">
            <text:p>39</text:p>
          </table:table-cell>
          <table:table-cell office:value-type="float" office:value="40" table:style-name="ce5">
            <text:p>40</text:p>
          </table:table-cell>
          <table:table-cell office:value-type="float" office:value="41" table:style-name="ce5">
            <text:p>41</text:p>
          </table:table-cell>
          <table:table-cell office:value-type="float" office:value="42" table:style-name="ce5">
            <text:p>42</text:p>
          </table:table-cell>
          <table:table-cell office:value-type="float" office:value="43" table:style-name="ce5">
            <text:p>43</text:p>
          </table:table-cell>
          <table:table-cell office:value-type="float" office:value="44" table:style-name="ce5">
            <text:p>44</text:p>
          </table:table-cell>
          <table:table-cell office:value-type="float" office:value="45" table:style-name="ce5">
            <text:p>45</text:p>
          </table:table-cell>
          <table:table-cell office:value-type="float" office:value="46" table:style-name="ce5">
            <text:p>46</text:p>
          </table:table-cell>
          <table:table-cell office:value-type="float" office:value="47" table:style-name="ce5">
            <text:p>47</text:p>
          </table:table-cell>
          <table:table-cell office:value-type="float" office:value="48" table:style-name="ce5">
            <text:p>48</text:p>
          </table:table-cell>
          <table:table-cell office:value-type="float" office:value="49" table:style-name="ce5">
            <text:p>49</text:p>
          </table:table-cell>
          <table:table-cell office:value-type="float" office:value="50" table:style-name="ce5">
            <text:p>50</text:p>
          </table:table-cell>
          <table:table-cell office:value-type="float" office:value="51" table:style-name="ce5">
            <text:p>51</text:p>
          </table:table-cell>
          <table:table-cell office:value-type="float" office:value="52" table:style-name="ce5">
            <text:p>52</text:p>
          </table:table-cell>
          <table:table-cell office:value-type="float" office:value="53" table:style-name="ce5">
            <text:p>53</text:p>
          </table:table-cell>
          <table:table-cell table:number-columns-repeated="16331"/>
        </table:table-row>
        <table:table-row table:style-name="ro2">
          <table:table-cell office:value-type="string" table:style-name="ce6">
            <text:p>Lden</text:p>
          </table:table-cell>
          <table:table-cell office:value-type="string" table:style-name="ce6">
            <text:p>%HA Road M&amp;O 2001</text:p>
          </table:table-cell>
          <table:table-cell office:value-type="string" table:style-name="ce6">
            <text:p>lower CI M&amp;O Road</text:p>
          </table:table-cell>
          <table:table-cell office:value-type="string" table:style-name="ce6">
            <text:p>upper CI M&amp;O Road</text:p>
          </table:table-cell>
          <table:table-cell office:value-type="string" table:style-name="ce7">
            <text:p>Location</text:p>
          </table:table-cell>
          <table:table-cell office:value-type="string" table:style-name="ce6">
            <text:p>N Location</text:p>
          </table:table-cell>
          <table:table-cell office:value-type="string" table:style-name="ce6">
            <text:p>Sqrt N/10</text:p>
          </table:table-cell>
          <table:table-cell office:value-type="string" table:style-name="ce6">
            <text:p>%HA Heathrow Road</text:p>
          </table:table-cell>
          <table:table-cell office:value-type="string" table:style-name="ce6">
            <text:p>%HA Berlin Road</text:p>
          </table:table-cell>
          <table:table-cell office:value-type="string" table:style-name="ce6">
            <text:p>%HA Amsterd Road</text:p>
          </table:table-cell>
          <table:table-cell office:value-type="string" table:style-name="ce6">
            <text:p>%HA Stockholm Road</text:p>
          </table:table-cell>
          <table:table-cell office:value-type="string" table:style-name="ce6">
            <text:p>%HA Athen Road</text:p>
          </table:table-cell>
          <table:table-cell office:value-type="string" table:style-name="ce6">
            <text:p>%HA Malpensa Road</text:p>
          </table:table-cell>
          <table:table-cell office:value-type="string" table:style-name="ce6">
            <text:p>%HA DaNang Road</text:p>
          </table:table-cell>
          <table:table-cell office:value-type="string" table:style-name="ce6">
            <text:p>%HA France Road</text:p>
          </table:table-cell>
          <table:table-cell office:value-type="string" table:style-name="ce6">
            <text:p>%HA Hanoi Road</text:p>
          </table:table-cell>
          <table:table-cell office:value-type="string" table:style-name="ce6">
            <text:p>%HA Ho Ch iMinh Road</text:p>
          </table:table-cell>
          <table:table-cell office:value-type="string" table:style-name="ce6">
            <text:p>%HA Hong Kong Road</text:p>
          </table:table-cell>
          <table:table-cell office:value-type="string" table:style-name="ce6">
            <text:p>%HA Hue Road</text:p>
          </table:table-cell>
          <table:table-cell office:value-type="string" table:style-name="ce6">
            <text:p>%HA Swiss Road</text:p>
          </table:table-cell>
          <table:table-cell office:value-type="string" table:style-name="ce6">
            <text:p>%HA Thai-Nguyen Road</text:p>
          </table:table-cell>
          <table:table-cell office:value-type="string" table:style-name="ce6">
            <text:p>%HA Gothenbg detached Road</text:p>
          </table:table-cell>
          <table:table-cell office:value-type="string" table:style-name="ce6">
            <text:p>%HA Gothenbg apartment Road</text:p>
          </table:table-cell>
          <table:table-cell office:value-type="string" table:style-name="ce6">
            <text:p>%HA Kumamoto detached Road</text:p>
          </table:table-cell>
          <table:table-cell office:value-type="string" table:style-name="ce6">
            <text:p>%HA Kumamoto apartment Road</text:p>
          </table:table-cell>
          <table:table-cell office:value-type="string" table:style-name="ce6">
            <text:p>%HA Sapporo detached Road</text:p>
          </table:table-cell>
          <table:table-cell office:value-type="string" table:style-name="ce6">
            <text:p>%HA Sapporo apartment Road</text:p>
          </table:table-cell>
          <table:table-cell office:value-type="string" table:style-name="ce6">
            <text:p>%HA Wipptal Mainroad Face</text:p>
          </table:table-cell>
          <table:table-cell office:value-type="string" table:style-name="ce6">
            <text:p>%HA Wipptal Highway Face</text:p>
          </table:table-cell>
          <table:table-cell office:value-type="string" table:style-name="ce6">
            <text:p>%HA Wipptal Highw+Mainr Phone</text:p>
          </table:table-cell>
          <table:table-cell office:value-type="string" table:style-name="ce6">
            <text:p>%HA Inntal Mainroad</text:p>
          </table:table-cell>
          <table:table-cell office:value-type="string" table:style-name="ce6">
            <text:p>%HA <text:s/>Inntal Highway</text:p>
          </table:table-cell>
          <table:table-cell office:value-type="string" table:style-name="ce6">
            <text:p>%HA Switzerland 2019</text:p>
          </table:table-cell>
          <table:table-cell office:value-type="string" table:style-name="ce6">
            <text:p>%HA Ulsan 2016</text:p>
          </table:table-cell>
          <table:table-cell office:value-type="string" table:style-name="ce6">
            <text:p>%HA Seoul 2016</text:p>
          </table:table-cell>
          <table:table-cell office:value-type="string" table:style-name="ce6">
            <text:p>%HA Portugal 2015</text:p>
          </table:table-cell>
          <table:table-cell office:value-type="string" table:style-name="ce6">
            <text:p>%HA Muang Phuket 2017</text:p>
          </table:table-cell>
          <table:table-cell office:value-type="string" table:style-name="ce6">
            <text:p>%HA Thalang 2017</text:p>
          </table:table-cell>
          <table:table-cell office:value-type="string" table:style-name="ce6">
            <text:p>%HA Kathu 2017</text:p>
          </table:table-cell>
          <table:table-cell office:value-type="string" table:style-name="ce8">
            <text:p>%HA Montreal 2015</text:p>
          </table:table-cell>
          <table:table-cell office:value-type="string" table:style-name="ce8">
            <text:p>%HA Denmark Motorway 2016</text:p>
          </table:table-cell>
          <table:table-cell office:value-type="string" table:style-name="ce8">
            <text:p>%HA Denmark Urban 2016</text:p>
          </table:table-cell>
          <table:table-cell office:value-type="string" table:style-name="ce8">
            <text:p>%HA Tunisia 2020</text:p>
          </table:table-cell>
          <table:table-cell office:value-type="string" table:style-name="ce8">
            <text:p>%HA India 2021</text:p>
          </table:table-cell>
          <table:table-cell office:value-type="string" table:style-name="ce8">
            <text:p>%HA Lower Inn Valley 2020</text:p>
          </table:table-cell>
          <table:table-cell office:value-type="string" table:style-name="ce8">
            <text:p>%HA Innsbruck 2019</text:p>
          </table:table-cell>
          <table:table-cell office:value-type="string" table:style-name="ce8">
            <text:p>%HA Equador 2022</text:p>
          </table:table-cell>
          <table:table-cell office:value-type="string" table:style-name="ce8">
            <text:p>%HA Fiinland 2021</text:p>
          </table:table-cell>
          <table:table-cell office:value-type="string" table:style-name="ce8">
            <text:p>%HA Japan JPN011RT2000</text:p>
          </table:table-cell>
          <table:table-cell office:value-type="string" table:style-name="ce8">
            <text:p>%HA Japan JPN016RT2003</text:p>
          </table:table-cell>
          <table:table-cell office:value-type="string" table:style-name="ce8">
            <text:p>%HA Japan JPN021RT2004</text:p>
          </table:table-cell>
          <table:table-cell office:value-type="string" table:style-name="ce8">
            <text:p>%HA Japan ISK101RT2007</text:p>
          </table:table-cell>
          <table:table-cell office:value-type="string" table:style-name="ce8">
            <text:p>%HA Japan STM104RT2011</text:p>
          </table:table-cell>
          <table:table-cell table:number-columns-repeated="16331" table:style-name="ce2"/>
        </table:table-row>
        <table:table-row table:style-name="ro1">
          <table:table-cell office:value-type="float" office:value="40" table:style-name="ce9">
            <text:p>40</text:p>
          </table:table-cell>
          <table:table-cell office:value-type="float" office:value="0" table:style-name="ce9">
            <text:p>0</text:p>
          </table:table-cell>
          <table:table-cell office:value-type="float" office:value="0.40714062838131898" table:style-name="ce9">
            <text:p>0.407140628</text:p>
          </table:table-cell>
          <table:table-cell office:value-type="float" office:value="0.93053432560253901" table:style-name="ce9">
            <text:p>0.930534326</text:p>
          </table:table-cell>
          <table:table-cell office:value-type="string" table:style-name="ce7">
            <text:p>%HA Heathrow Road</text:p>
          </table:table-cell>
          <table:table-cell office:value-type="float" office:value="600" table:style-name="ce9">
            <text:p>600</text:p>
          </table:table-cell>
          <table:table-cell office:value-type="float" office:value="2.4494897427831779" table:formula="of:=SQRT([.F3])/10" table:style-name="ce9">
            <text:p>2.449489743</text:p>
          </table:table-cell>
          <table:table-cell table:number-columns-repeated="20" table:style-name="ce9"/>
          <table:table-cell office:value-type="float" office:value="11.637654545801301" table:style-name="ce9">
            <text:p>11.63765455</text:p>
          </table:table-cell>
          <table:table-cell table:style-name="ce9"/>
          <table:table-cell office:value-type="float" office:value="7.3372666227694596" table:style-name="ce9">
            <text:p>7.337266623</text:p>
          </table:table-cell>
          <table:table-cell office:value-type="float" office:value="14.498360216486301" table:style-name="ce9">
            <text:p>14.49836022</text:p>
          </table:table-cell>
          <table:table-cell office:value-type="float" office:value="6.1716547714264296" table:style-name="ce9">
            <text:p>6.171654771</text:p>
          </table:table-cell>
          <table:table-cell office:value-type="float" office:value="1.5" table:style-name="ce9">
            <text:p>1.5</text:p>
          </table:table-cell>
          <table:table-cell table:number-columns-repeated="6" table:style-name="ce9"/>
          <table:table-cell table:number-columns-repeated="3" table:style-name="ce10"/>
          <table:table-cell office:value-type="float" office:value="0" table:style-name="ce10">
            <text:p>0</text:p>
          </table:table-cell>
          <table:table-cell table:style-name="ce10"/>
          <table:table-cell office:value-type="float" office:value="1.85" table:style-name="ce10">
            <text:p>1.85</text:p>
          </table:table-cell>
          <table:table-cell office:value-type="float" office:value="0.5" table:style-name="ce10">
            <text:p>0.5</text:p>
          </table:table-cell>
          <table:table-cell table:number-columns-repeated="7" table:style-name="ce10"/>
          <table:table-cell table:number-columns-repeated="16331"/>
        </table:table-row>
        <table:table-row table:style-name="ro1">
          <table:table-cell office:value-type="float" office:value="40.484699999999997" table:style-name="ce9">
            <text:p>40.4847</text:p>
          </table:table-cell>
          <table:table-cell table:number-columns-repeated="3" table:style-name="ce10"/>
          <table:table-cell office:value-type="string" table:style-name="ce7">
            <text:p>%HA Berlin Road</text:p>
          </table:table-cell>
          <table:table-cell office:value-type="float" office:value="972" table:style-name="ce9">
            <text:p>972</text:p>
          </table:table-cell>
          <table:table-cell office:value-type="float" office:value="3.117691453623979" table:formula="of:=SQRT([.F4])/10" table:style-name="ce9">
            <text:p>3.117691454</text:p>
          </table:table-cell>
          <table:table-cell table:number-columns-repeated="12" table:style-name="ce10"/>
          <table:table-cell office:value-type="float" office:value="2.54304155858551" table:style-name="ce9">
            <text:p>2.543041559</text:p>
          </table:table-cell>
          <table:table-cell table:number-columns-repeated="33" table:style-name="ce10"/>
          <table:table-cell table:number-columns-repeated="16331"/>
        </table:table-row>
        <table:table-row table:style-name="ro1">
          <table:table-cell office:value-type="float" office:value="42.6" table:style-name="ce9">
            <text:p>42.6</text:p>
          </table:table-cell>
          <table:table-cell table:number-columns-repeated="3" table:style-name="ce10"/>
          <table:table-cell office:value-type="string" table:style-name="ce7">
            <text:p>%HA Amsterd Road</text:p>
          </table:table-cell>
          <table:table-cell office:value-type="float" office:value="898" table:style-name="ce9">
            <text:p>898</text:p>
          </table:table-cell>
          <table:table-cell office:value-type="float" office:value="2.9966648127543394" table:formula="of:=SQRT([.F5])/10" table:style-name="ce9">
            <text:p>2.996664813</text:p>
          </table:table-cell>
          <table:table-cell table:number-columns-repeated="7" table:style-name="ce10"/>
          <table:table-cell office:value-type="float" office:value="1.6956535510200801" table:style-name="ce9">
            <text:p>1.695653551</text:p>
          </table:table-cell>
          <table:table-cell table:number-columns-repeated="38" table:style-name="ce10"/>
          <table:table-cell table:number-columns-repeated="16331"/>
        </table:table-row>
        <table:table-row table:style-name="ro1">
          <table:table-cell office:value-type="float" office:value="45" table:style-name="ce9">
            <text:p>45</text:p>
          </table:table-cell>
          <table:table-cell office:value-type="float" office:value="1.4191426605825399" table:style-name="ce9">
            <text:p>1.419142661</text:p>
          </table:table-cell>
          <table:table-cell office:value-type="float" office:value="0.98157349199681199" table:style-name="ce9">
            <text:p>0.981573492</text:p>
          </table:table-cell>
          <table:table-cell office:value-type="float" office:value="2.0153471300524002" table:style-name="ce9">
            <text:p>2.01534713</text:p>
          </table:table-cell>
          <table:table-cell office:value-type="string" table:style-name="ce7">
            <text:p>%HA Stockholm Road</text:p>
          </table:table-cell>
          <table:table-cell office:value-type="float" office:value="1003" table:style-name="ce9">
            <text:p>1003</text:p>
          </table:table-cell>
          <table:table-cell office:value-type="float" office:value="3.1670175244226231" table:formula="of:=SQRT([.F6])/10" table:style-name="ce9">
            <text:p>3.167017524</text:p>
          </table:table-cell>
          <table:table-cell office:value-type="float" office:value="10.2425" table:style-name="ce9">
            <text:p>10.2425</text:p>
          </table:table-cell>
          <table:table-cell office:value-type="float" office:value="5.2632000000000003" table:style-name="ce9">
            <text:p>5.2632</text:p>
          </table:table-cell>
          <table:table-cell office:value-type="float" office:value="2.6966000000000001" table:style-name="ce9">
            <text:p>2.6966</text:p>
          </table:table-cell>
          <table:table-cell office:value-type="float" office:value="3.5486999999999602" table:style-name="ce9">
            <text:p>3.5487</text:p>
          </table:table-cell>
          <table:table-cell office:value-type="float" office:value="3.7921999999999998" table:style-name="ce9">
            <text:p>3.7922</text:p>
          </table:table-cell>
          <table:table-cell office:value-type="float" office:value="6.1437000000000097" table:style-name="ce9">
            <text:p>6.1437</text:p>
          </table:table-cell>
          <table:table-cell table:number-columns-repeated="4" table:style-name="ce10"/>
          <table:table-cell office:value-type="float" office:value="3.17749999999999" table:style-name="ce9">
            <text:p>3.1775</text:p>
          </table:table-cell>
          <table:table-cell table:number-columns-repeated="9" table:style-name="ce10"/>
          <table:table-cell office:value-type="float" office:value="15.673827530449" table:style-name="ce9">
            <text:p>15.67382753</text:p>
          </table:table-cell>
          <table:table-cell office:value-type="float" office:value="10.2477033444097" table:style-name="ce9">
            <text:p>10.24770334</text:p>
          </table:table-cell>
          <table:table-cell office:value-type="float" office:value="9.6476732242564296" table:style-name="ce9">
            <text:p>9.647673224</text:p>
          </table:table-cell>
          <table:table-cell office:value-type="float" office:value="20.294316871114201" table:style-name="ce9">
            <text:p>20.29431687</text:p>
          </table:table-cell>
          <table:table-cell office:value-type="float" office:value="9.6782254833160497" table:style-name="ce9">
            <text:p>9.678225483</text:p>
          </table:table-cell>
          <table:table-cell office:value-type="float" office:value="2.75" table:style-name="ce9">
            <text:p>2.75</text:p>
          </table:table-cell>
          <table:table-cell table:number-columns-repeated="6" table:style-name="ce9"/>
          <table:table-cell office:value-type="float" office:value="1.5" table:style-name="ce10">
            <text:p>1.5</text:p>
          </table:table-cell>
          <table:table-cell table:number-columns-repeated="2" table:style-name="ce10"/>
          <table:table-cell office:value-type="float" office:value="0" table:style-name="ce10">
            <text:p>0</text:p>
          </table:table-cell>
          <table:table-cell office:value-type="float" office:value="3.0896215188890341" table:style-name="ce10">
            <text:p>3.089621519</text:p>
          </table:table-cell>
          <table:table-cell office:value-type="float" office:value="3.2" table:style-name="ce10">
            <text:p>3.2</text:p>
          </table:table-cell>
          <table:table-cell office:value-type="float" office:value="1" table:style-name="ce10">
            <text:p>1</text:p>
          </table:table-cell>
          <table:table-cell table:style-name="ce10"/>
          <table:table-cell office:value-type="float" office:value="7.1187821052948153E-4" table:style-name="ce10">
            <text:p>0.000711878</text:p>
          </table:table-cell>
          <table:table-cell office:value-type="float" office:value="6" table:style-name="ce10">
            <text:p>6</text:p>
          </table:table-cell>
          <table:table-cell table:style-name="ce10"/>
          <table:table-cell office:value-type="float" office:value="2" table:style-name="ce10">
            <text:p>2</text:p>
          </table:table-cell>
          <table:table-cell office:value-type="float" office:value="4" table:style-name="ce10">
            <text:p>4</text:p>
          </table:table-cell>
          <table:table-cell table:style-name="ce10"/>
          <table:table-cell table:number-columns-repeated="16331"/>
        </table:table-row>
        <table:table-row table:style-name="ro1">
          <table:table-cell office:value-type="float" office:value="45.484699999999997" table:style-name="ce9">
            <text:p>45.4847</text:p>
          </table:table-cell>
          <table:table-cell table:number-columns-repeated="3" table:style-name="ce10"/>
          <table:table-cell office:value-type="string" table:style-name="ce7">
            <text:p>%HA Athen Road</text:p>
          </table:table-cell>
          <table:table-cell office:value-type="float" office:value="635" table:style-name="ce9">
            <text:p>635</text:p>
          </table:table-cell>
          <table:table-cell office:value-type="float" office:value="2.5199206336708304" table:formula="of:=SQRT([.F7])/10" table:style-name="ce9">
            <text:p>2.519920634</text:p>
          </table:table-cell>
          <table:table-cell table:number-columns-repeated="12" table:style-name="ce10"/>
          <table:table-cell office:value-type="float" office:value="3.89573998269322" table:style-name="ce9">
            <text:p>3.895739983</text:p>
          </table:table-cell>
          <table:table-cell table:number-columns-repeated="33" table:style-name="ce10"/>
          <table:table-cell table:number-columns-repeated="16331"/>
        </table:table-row>
        <table:table-row table:style-name="ro1">
          <table:table-cell office:value-type="float" office:value="47.6" table:style-name="ce9">
            <text:p>47.6</text:p>
          </table:table-cell>
          <table:table-cell table:number-columns-repeated="3" table:style-name="ce10"/>
          <table:table-cell office:value-type="string" table:style-name="ce7">
            <text:p>%HA Malpensa Road</text:p>
          </table:table-cell>
          <table:table-cell office:value-type="float" office:value="753" table:style-name="ce9">
            <text:p>753</text:p>
          </table:table-cell>
          <table:table-cell office:value-type="float" office:value="2.7440845468024486" table:formula="of:=SQRT([.F8])/10" table:style-name="ce9">
            <text:p>2.744084547</text:p>
          </table:table-cell>
          <table:table-cell table:number-columns-repeated="7" table:style-name="ce10"/>
          <table:table-cell office:value-type="float" office:value="2.6339319625283402" table:style-name="ce9">
            <text:p>2.633931963</text:p>
          </table:table-cell>
          <table:table-cell table:number-columns-repeated="25" table:style-name="ce10"/>
          <table:table-cell office:value-type="float" office:value="5.6909497936992786" table:style-name="ce10">
            <text:p>5.690949794</text:p>
          </table:table-cell>
          <table:table-cell office:value-type="float" office:value="2.4278168646631961" table:style-name="ce10">
            <text:p>2.427816865</text:p>
          </table:table-cell>
          <table:table-cell table:number-columns-repeated="11" table:style-name="ce10"/>
          <table:table-cell table:number-columns-repeated="16331"/>
        </table:table-row>
        <table:table-row table:style-name="ro1">
          <table:table-cell office:value-type="float" office:value="50" table:style-name="ce9">
            <text:p>50</text:p>
          </table:table-cell>
          <table:table-cell office:value-type="float" office:value="2.9766060278716102" table:style-name="ce9">
            <text:p>2.976606028</text:p>
          </table:table-cell>
          <table:table-cell office:value-type="float" office:value="2.1609850423087602" table:style-name="ce9">
            <text:p>2.160985042</text:p>
          </table:table-cell>
          <table:table-cell office:value-type="float" office:value="4.0326880972633798" table:style-name="ce9">
            <text:p>4.032688097</text:p>
          </table:table-cell>
          <table:table-cell office:value-type="string" table:style-name="ce7">
            <text:p>%HA DaNang Road</text:p>
          </table:table-cell>
          <table:table-cell office:value-type="float" office:value="492" table:style-name="ce9">
            <text:p>492</text:p>
          </table:table-cell>
          <table:table-cell office:value-type="float" office:value="2.2181073012818837" table:formula="of:=SQRT([.F9])/10" table:style-name="ce9">
            <text:p>2.218107301</text:p>
          </table:table-cell>
          <table:table-cell office:value-type="float" office:value="9.9544999999999799" table:style-name="ce9">
            <text:p>9.9545</text:p>
          </table:table-cell>
          <table:table-cell office:value-type="float" office:value="3.6016999999999699" table:style-name="ce9">
            <text:p>3.6017</text:p>
          </table:table-cell>
          <table:table-cell office:value-type="float" office:value="4.4221000000000004" table:style-name="ce9">
            <text:p>4.4221</text:p>
          </table:table-cell>
          <table:table-cell office:value-type="float" office:value="2.4931999999999999" table:style-name="ce9">
            <text:p>2.4932</text:p>
          </table:table-cell>
          <table:table-cell office:value-type="float" office:value="3.22419999999999" table:style-name="ce9">
            <text:p>3.2242</text:p>
          </table:table-cell>
          <table:table-cell office:value-type="float" office:value="8.4367000000000107" table:style-name="ce9">
            <text:p>8.4367</text:p>
          </table:table-cell>
          <table:table-cell table:number-columns-repeated="4" table:style-name="ce10"/>
          <table:table-cell office:value-type="float" office:value="3.01000000000001" table:style-name="ce9">
            <text:p>3.01</text:p>
          </table:table-cell>
          <table:table-cell table:number-columns-repeated="9" table:style-name="ce10"/>
          <table:table-cell office:value-type="float" office:value="20.780622374676099" table:style-name="ce9">
            <text:p>20.78062237</text:p>
          </table:table-cell>
          <table:table-cell office:value-type="float" office:value="14.479775613138999" table:style-name="ce9">
            <text:p>14.47977561</text:p>
          </table:table-cell>
          <table:table-cell office:value-type="float" office:value="12.5867742016605" table:style-name="ce9">
            <text:p>12.5867742</text:p>
          </table:table-cell>
          <table:table-cell office:value-type="float" office:value="27.657797042171801" table:style-name="ce9">
            <text:p>27.65779704</text:p>
          </table:table-cell>
          <table:table-cell office:value-type="float" office:value="14.861567893873501" table:style-name="ce9">
            <text:p>14.86156789</text:p>
          </table:table-cell>
          <table:table-cell office:value-type="float" office:value="4.75" table:style-name="ce9">
            <text:p>4.75</text:p>
          </table:table-cell>
          <table:table-cell office:value-type="float" office:value="9.3000000000000007" table:style-name="ce9">
            <text:p>9.3</text:p>
          </table:table-cell>
          <table:table-cell office:value-type="float" office:value="8.8000000000000007" table:style-name="ce9">
            <text:p>8.8</text:p>
          </table:table-cell>
          <table:table-cell table:number-columns-repeated="4" table:style-name="ce9"/>
          <table:table-cell office:value-type="float" office:value="2.5" table:style-name="ce10">
            <text:p>2.5</text:p>
          </table:table-cell>
          <table:table-cell office:value-type="float" office:value="7.9080959279419387" table:style-name="ce10">
            <text:p>7.908095928</text:p>
          </table:table-cell>
          <table:table-cell office:value-type="float" office:value="3.1676228379056401" table:style-name="ce10">
            <text:p>3.167622838</text:p>
          </table:table-cell>
          <table:table-cell office:value-type="float" office:value="0" table:style-name="ce10">
            <text:p>0</text:p>
          </table:table-cell>
          <table:table-cell office:value-type="float" office:value="4.0293075846401125" table:style-name="ce10">
            <text:p>4.029307585</text:p>
          </table:table-cell>
          <table:table-cell office:value-type="float" office:value="5.6" table:style-name="ce10">
            <text:p>5.6</text:p>
          </table:table-cell>
          <table:table-cell office:value-type="float" office:value="2.25" table:style-name="ce10">
            <text:p>2.25</text:p>
          </table:table-cell>
          <table:table-cell table:style-name="ce10"/>
          <table:table-cell office:value-type="float" office:value="2.2687273972921893E-2" table:style-name="ce10">
            <text:p>0.022687274</text:p>
          </table:table-cell>
          <table:table-cell office:value-type="float" office:value="11" table:style-name="ce10">
            <text:p>11</text:p>
          </table:table-cell>
          <table:table-cell table:style-name="ce10"/>
          <table:table-cell office:value-type="float" office:value="4" table:style-name="ce10">
            <text:p>4</text:p>
          </table:table-cell>
          <table:table-cell office:value-type="float" office:value="4" table:style-name="ce10">
            <text:p>4</text:p>
          </table:table-cell>
          <table:table-cell table:style-name="ce10"/>
          <table:table-cell table:number-columns-repeated="16331"/>
        </table:table-row>
        <table:table-row table:style-name="ro1">
          <table:table-cell office:value-type="float" office:value="50.484699999999997" table:style-name="ce9">
            <text:p>50.4847</text:p>
          </table:table-cell>
          <table:table-cell table:number-columns-repeated="3" table:style-name="ce10"/>
          <table:table-cell office:value-type="string" table:style-name="ce7">
            <text:p>%HA France Road</text:p>
          </table:table-cell>
          <table:table-cell office:value-type="float" office:value="701" table:style-name="ce9">
            <text:p>701</text:p>
          </table:table-cell>
          <table:table-cell office:value-type="float" office:value="2.6476404589747453" table:formula="of:=SQRT([.F10])/10" table:style-name="ce9">
            <text:p>2.647640459</text:p>
          </table:table-cell>
          <table:table-cell table:number-columns-repeated="12" table:style-name="ce10"/>
          <table:table-cell office:value-type="float" office:value="5.9242288888848602" table:style-name="ce9">
            <text:p>5.924228889</text:p>
          </table:table-cell>
          <table:table-cell table:number-columns-repeated="3" table:style-name="ce10"/>
          <table:table-cell office:value-type="float" office:value="3.2841189724306399" table:style-name="ce9">
            <text:p>3.284118972</text:p>
          </table:table-cell>
          <table:table-cell office:value-type="float" office:value="3.4339885592714801" table:style-name="ce9">
            <text:p>3.433988559</text:p>
          </table:table-cell>
          <table:table-cell office:value-type="float" office:value="1.21949973278846" table:style-name="ce9">
            <text:p>1.219499733</text:p>
          </table:table-cell>
          <table:table-cell office:value-type="float" office:value="0.67465306006876402" table:style-name="ce9">
            <text:p>0.67465306</text:p>
          </table:table-cell>
          <table:table-cell table:number-columns-repeated="26" table:style-name="ce10"/>
          <table:table-cell table:number-columns-repeated="16331"/>
        </table:table-row>
        <table:table-row table:style-name="ro1">
          <table:table-cell office:value-type="float" office:value="52.6" table:style-name="ce9">
            <text:p>52.6</text:p>
          </table:table-cell>
          <table:table-cell table:number-columns-repeated="3" table:style-name="ce10"/>
          <table:table-cell office:value-type="string" table:style-name="ce7">
            <text:p>%HA Hanoi Road</text:p>
          </table:table-cell>
          <table:table-cell office:value-type="float" office:value="1502" table:style-name="ce9">
            <text:p>1502</text:p>
          </table:table-cell>
          <table:table-cell office:value-type="float" office:value="3.8755644750152198" table:formula="of:=SQRT([.F11])/10" table:style-name="ce9">
            <text:p>3.875564475</text:p>
          </table:table-cell>
          <table:table-cell table:number-columns-repeated="7" table:style-name="ce10"/>
          <table:table-cell office:value-type="float" office:value="4.0699053571466504" table:style-name="ce9">
            <text:p>4.069905357</text:p>
          </table:table-cell>
          <table:table-cell table:number-columns-repeated="38" table:style-name="ce10"/>
          <table:table-cell table:number-columns-repeated="16331"/>
        </table:table-row>
        <table:table-row table:style-name="ro1">
          <table:table-cell office:value-type="float" office:value="55" table:style-name="ce9">
            <text:p>55</text:p>
          </table:table-cell>
          <table:table-cell office:value-type="float" office:value="5.7451597176717097" table:style-name="ce9">
            <text:p>5.745159718</text:p>
          </table:table-cell>
          <table:table-cell office:value-type="float" office:value="4.3543203547663101" table:style-name="ce9">
            <text:p>4.354320355</text:p>
          </table:table-cell>
          <table:table-cell office:value-type="float" office:value="7.4638046865921801" table:style-name="ce9">
            <text:p>7.463804687</text:p>
          </table:table-cell>
          <table:table-cell office:value-type="string" table:style-name="ce7">
            <text:p>%HA Ho Ch iMinh Road</text:p>
          </table:table-cell>
          <table:table-cell office:value-type="float" office:value="1463" table:style-name="ce9">
            <text:p>1463</text:p>
          </table:table-cell>
          <table:table-cell office:value-type="float" office:value="3.8249182997810558" table:formula="of:=SQRT([.F12])/10" table:style-name="ce9">
            <text:p>3.8249183</text:p>
          </table:table-cell>
          <table:table-cell office:value-type="float" office:value="12.611499999999999" table:style-name="ce9">
            <text:p>12.6115</text:p>
          </table:table-cell>
          <table:table-cell office:value-type="float" office:value="5.5851999999999302" table:style-name="ce9">
            <text:p>5.5852</text:p>
          </table:table-cell>
          <table:table-cell office:value-type="float" office:value="6.7576000000000001" table:style-name="ce9">
            <text:p>6.7576</text:p>
          </table:table-cell>
          <table:table-cell office:value-type="float" office:value="4.7126999999999697" table:style-name="ce9">
            <text:p>4.7127</text:p>
          </table:table-cell>
          <table:table-cell office:value-type="float" office:value="3.9662000000000099" table:style-name="ce9">
            <text:p>3.9662</text:p>
          </table:table-cell>
          <table:table-cell office:value-type="float" office:value="13.139699999999999" table:style-name="ce9">
            <text:p>13.1397</text:p>
          </table:table-cell>
          <table:table-cell table:number-columns-repeated="4" table:style-name="ce10"/>
          <table:table-cell office:value-type="float" office:value="4.45750000000002" table:style-name="ce9">
            <text:p>4.4575</text:p>
          </table:table-cell>
          <table:table-cell table:number-columns-repeated="9" table:style-name="ce10"/>
          <table:table-cell office:value-type="float" office:value="27.018187814113201" table:style-name="ce9">
            <text:p>27.01818781</text:p>
          </table:table-cell>
          <table:table-cell office:value-type="float" office:value="20.06879830562" table:style-name="ce9">
            <text:p>20.06879831</text:p>
          </table:table-cell>
          <table:table-cell office:value-type="float" office:value="16.260117867931299" table:style-name="ce9">
            <text:p>16.26011787</text:p>
          </table:table-cell>
          <table:table-cell office:value-type="float" office:value="36.470515067719298" table:style-name="ce9">
            <text:p>36.47051507</text:p>
          </table:table-cell>
          <table:table-cell office:value-type="float" office:value="22.140455348817198" table:style-name="ce9">
            <text:p>22.14045535</text:p>
          </table:table-cell>
          <table:table-cell office:value-type="float" office:value="7.75" table:style-name="ce9">
            <text:p>7.75</text:p>
          </table:table-cell>
          <table:table-cell table:number-columns-repeated="6" table:style-name="ce9"/>
          <table:table-cell office:value-type="float" office:value="3.75" table:style-name="ce10">
            <text:p>3.75</text:p>
          </table:table-cell>
          <table:table-cell office:value-type="float" office:value="15.188404473640663" table:style-name="ce10">
            <text:p>15.18840447</text:p>
          </table:table-cell>
          <table:table-cell office:value-type="float" office:value="5.4681317215940757" table:style-name="ce10">
            <text:p>5.468131722</text:p>
          </table:table-cell>
          <table:table-cell office:value-type="float" office:value="1" table:style-name="ce10">
            <text:p>1</text:p>
          </table:table-cell>
          <table:table-cell office:value-type="float" office:value="9.4607696511730754" table:style-name="ce10">
            <text:p>9.460769651</text:p>
          </table:table-cell>
          <table:table-cell office:value-type="float" office:value="9.1999999999999993" table:style-name="ce10">
            <text:p>9.2</text:p>
          </table:table-cell>
          <table:table-cell office:value-type="float" office:value="5.75" table:style-name="ce10">
            <text:p>5.75</text:p>
          </table:table-cell>
          <table:table-cell table:style-name="ce10"/>
          <table:table-cell office:value-type="float" office:value="0.26308219275132572" table:style-name="ce10">
            <text:p>0.263082193</text:p>
          </table:table-cell>
          <table:table-cell office:value-type="float" office:value="13" table:style-name="ce10">
            <text:p>13</text:p>
          </table:table-cell>
          <table:table-cell office:value-type="float" office:value="10" table:style-name="ce10">
            <text:p>10</text:p>
          </table:table-cell>
          <table:table-cell office:value-type="float" office:value="11" table:style-name="ce10">
            <text:p>11</text:p>
          </table:table-cell>
          <table:table-cell office:value-type="float" office:value="12" table:style-name="ce10">
            <text:p>12</text:p>
          </table:table-cell>
          <table:table-cell table:style-name="ce10"/>
          <table:table-cell table:number-columns-repeated="16331"/>
        </table:table-row>
        <table:table-row table:style-name="ro1">
          <table:table-cell office:value-type="float" office:value="55.484699999999997" table:style-name="ce9">
            <text:p>55.4847</text:p>
          </table:table-cell>
          <table:table-cell table:number-columns-repeated="3" table:style-name="ce10"/>
          <table:table-cell office:value-type="string" table:style-name="ce7">
            <text:p>%HA Hong Kong Road</text:p>
          </table:table-cell>
          <table:table-cell office:value-type="float" office:value="10077" table:style-name="ce9">
            <text:p>10077</text:p>
          </table:table-cell>
          <table:table-cell office:value-type="float" office:value="10.038426171467318" table:formula="of:=SQRT([.F13])/10" table:style-name="ce9">
            <text:p>10.03842617</text:p>
          </table:table-cell>
          <table:table-cell table:number-columns-repeated="12" table:style-name="ce10"/>
          <table:table-cell office:value-type="float" office:value="8.9110047233496292" table:style-name="ce9">
            <text:p>8.911004723</text:p>
          </table:table-cell>
          <table:table-cell table:style-name="ce10"/>
          <table:table-cell office:value-type="float" office:value="5.7812782378759904" table:style-name="ce9">
            <text:p>5.781278238</text:p>
          </table:table-cell>
          <table:table-cell office:value-type="float" office:value="2.9331623437721399" table:style-name="ce9">
            <text:p>2.933162344</text:p>
          </table:table-cell>
          <table:table-cell office:value-type="float" office:value="6.1262044364611903" table:style-name="ce9">
            <text:p>6.126204436</text:p>
          </table:table-cell>
          <table:table-cell office:value-type="float" office:value="5.9381385919326597" table:style-name="ce9">
            <text:p>5.938138592</text:p>
          </table:table-cell>
          <table:table-cell office:value-type="float" office:value="2.7416312308386201" table:style-name="ce9">
            <text:p>2.741631231</text:p>
          </table:table-cell>
          <table:table-cell office:value-type="float" office:value="1.77983819411927" table:style-name="ce9">
            <text:p>1.779838194</text:p>
          </table:table-cell>
          <table:table-cell table:number-columns-repeated="26" table:style-name="ce10"/>
          <table:table-cell table:number-columns-repeated="16331"/>
        </table:table-row>
        <table:table-row table:style-name="ro1">
          <table:table-cell office:value-type="float" office:value="57.6" table:style-name="ce9">
            <text:p>57.6</text:p>
          </table:table-cell>
          <table:table-cell table:number-columns-repeated="3" table:style-name="ce10"/>
          <table:table-cell office:value-type="string" table:style-name="ce7">
            <text:p>%HA Hue Road</text:p>
          </table:table-cell>
          <table:table-cell office:value-type="float" office:value="688" table:style-name="ce9">
            <text:p>688</text:p>
          </table:table-cell>
          <table:table-cell office:value-type="float" office:value="2.6229754097208002" table:formula="of:=SQRT([.F14])/10" table:style-name="ce9">
            <text:p>2.62297541</text:p>
          </table:table-cell>
          <table:table-cell table:number-columns-repeated="7" table:style-name="ce10"/>
          <table:table-cell office:value-type="float" office:value="6.2385851379994399" table:style-name="ce9">
            <text:p>6.238585138</text:p>
          </table:table-cell>
          <table:table-cell table:number-columns-repeated="38" table:style-name="ce10"/>
          <table:table-cell table:number-columns-repeated="16331"/>
        </table:table-row>
        <table:table-row table:style-name="ro1">
          <table:table-cell office:value-type="float" office:value="60" table:style-name="ce9">
            <text:p>60</text:p>
          </table:table-cell>
          <table:table-cell office:value-type="float" office:value="10.225236126165299" table:style-name="ce9">
            <text:p>10.22523613</text:p>
          </table:table-cell>
          <table:table-cell office:value-type="float" office:value="8.0522741384060605" table:style-name="ce9">
            <text:p>8.052274138</text:p>
          </table:table-cell>
          <table:table-cell office:value-type="float" office:value="12.796173726168099" table:style-name="ce9">
            <text:p>12.79617373</text:p>
          </table:table-cell>
          <table:table-cell office:value-type="string" table:style-name="ce7">
            <text:p>%HA Swiss Road</text:p>
          </table:table-cell>
          <table:table-cell office:value-type="float" office:value="2386" table:style-name="ce9">
            <text:p>2386</text:p>
          </table:table-cell>
          <table:table-cell office:value-type="float" office:value="4.8846698967279254" table:formula="of:=SQRT([.F15])/10" table:style-name="ce9">
            <text:p>4.884669897</text:p>
          </table:table-cell>
          <table:table-cell office:value-type="float" office:value="18.2135" table:style-name="ce9">
            <text:p>18.2135</text:p>
          </table:table-cell>
          <table:table-cell office:value-type="float" office:value="11.213699999999999" table:style-name="ce9">
            <text:p>11.2137</text:p>
          </table:table-cell>
          <table:table-cell office:value-type="float" office:value="9.7030999999999992" table:style-name="ce9">
            <text:p>9.7031</text:p>
          </table:table-cell>
          <table:table-cell office:value-type="float" office:value="10.2072" table:style-name="ce9">
            <text:p>10.2072</text:p>
          </table:table-cell>
          <table:table-cell office:value-type="float" office:value="6.0182000000000002" table:style-name="ce9">
            <text:p>6.0182</text:p>
          </table:table-cell>
          <table:table-cell office:value-type="float" office:value="20.252700000000001" table:style-name="ce9">
            <text:p>20.2527</text:p>
          </table:table-cell>
          <table:table-cell table:number-columns-repeated="4" table:style-name="ce10"/>
          <table:table-cell office:value-type="float" office:value="7.5200000000000102" table:style-name="ce9">
            <text:p>7.52</text:p>
          </table:table-cell>
          <table:table-cell table:number-columns-repeated="9" table:style-name="ce10"/>
          <table:table-cell office:value-type="float" office:value="34.316983813586504" table:style-name="ce9">
            <text:p>34.31698381</text:p>
          </table:table-cell>
          <table:table-cell office:value-type="float" office:value="27.130729604614299" table:style-name="ce9">
            <text:p>27.1307296</text:p>
          </table:table-cell>
          <table:table-cell office:value-type="float" office:value="20.751005855963601" table:style-name="ce9">
            <text:p>20.75100586</text:p>
          </table:table-cell>
          <table:table-cell office:value-type="float" office:value="46.294307403381602" table:style-name="ce9">
            <text:p>46.2943074</text:p>
          </table:table-cell>
          <table:table-cell office:value-type="float" office:value="31.658727622793599" table:style-name="ce9">
            <text:p>31.65872762</text:p>
          </table:table-cell>
          <table:table-cell office:value-type="float" office:value="12.75" table:style-name="ce9">
            <text:p>12.75</text:p>
          </table:table-cell>
          <table:table-cell office:value-type="float" office:value="9.1999999999999993" table:style-name="ce9">
            <text:p>9.2</text:p>
          </table:table-cell>
          <table:table-cell office:value-type="float" office:value="14.4" table:style-name="ce9">
            <text:p>14.4</text:p>
          </table:table-cell>
          <table:table-cell table:number-columns-repeated="4" table:style-name="ce9"/>
          <table:table-cell office:value-type="float" office:value="6" table:style-name="ce10">
            <text:p>6</text:p>
          </table:table-cell>
          <table:table-cell office:value-type="float" office:value="27.19205992608892" table:style-name="ce10">
            <text:p>27.19205993</text:p>
          </table:table-cell>
          <table:table-cell office:value-type="float" office:value="9.279295311715698" table:style-name="ce10">
            <text:p>9.279295312</text:p>
          </table:table-cell>
          <table:table-cell office:value-type="float" office:value="3" table:style-name="ce10">
            <text:p>3</text:p>
          </table:table-cell>
          <table:table-cell office:value-type="float" office:value="31.277218032306806" table:style-name="ce10">
            <text:p>31.27721803</text:p>
          </table:table-cell>
          <table:table-cell office:value-type="float" office:value="15.1" table:style-name="ce10">
            <text:p>15.1</text:p>
          </table:table-cell>
          <table:table-cell office:value-type="float" office:value="12.5" table:style-name="ce10">
            <text:p>12.5</text:p>
          </table:table-cell>
          <table:table-cell table:style-name="ce10"/>
          <table:table-cell office:value-type="float" office:value="1.4912986339618579" table:style-name="ce10">
            <text:p>1.491298634</text:p>
          </table:table-cell>
          <table:table-cell office:value-type="float" office:value="20" table:style-name="ce10">
            <text:p>20</text:p>
          </table:table-cell>
          <table:table-cell office:value-type="float" office:value="26" table:style-name="ce10">
            <text:p>26</text:p>
          </table:table-cell>
          <table:table-cell office:value-type="float" office:value="15" table:style-name="ce10">
            <text:p>15</text:p>
          </table:table-cell>
          <table:table-cell office:value-type="float" office:value="10" table:style-name="ce10">
            <text:p>10</text:p>
          </table:table-cell>
          <table:table-cell office:value-type="float" office:value="12" table:style-name="ce10">
            <text:p>12</text:p>
          </table:table-cell>
          <table:table-cell table:number-columns-repeated="16331"/>
        </table:table-row>
        <table:table-row table:style-name="ro1">
          <table:table-cell office:value-type="float" office:value="60.484699999999997" table:style-name="ce9">
            <text:p>60.4847</text:p>
          </table:table-cell>
          <table:table-cell table:number-columns-repeated="3" table:style-name="ce10"/>
          <table:table-cell office:value-type="string" table:style-name="ce7">
            <text:p>%HA Thai-Nguyen Road</text:p>
          </table:table-cell>
          <table:table-cell office:value-type="float" office:value="813" table:style-name="ce9">
            <text:p>813</text:p>
          </table:table-cell>
          <table:table-cell office:value-type="float" office:value="2.8513154858766505" table:formula="of:=SQRT([.F16])/10" table:style-name="ce9">
            <text:p>2.851315486</text:p>
          </table:table-cell>
          <table:table-cell table:number-columns-repeated="12" table:style-name="ce10"/>
          <table:table-cell office:value-type="float" office:value="13.192437439314901" table:style-name="ce9">
            <text:p>13.19243744</text:p>
          </table:table-cell>
          <table:table-cell table:style-name="ce10"/>
          <table:table-cell office:value-type="float" office:value="13.403062796911" table:style-name="ce9">
            <text:p>13.4030628</text:p>
          </table:table-cell>
          <table:table-cell office:value-type="float" office:value="5.8093797190059497" table:style-name="ce9">
            <text:p>5.809379719</text:p>
          </table:table-cell>
          <table:table-cell office:value-type="float" office:value="11.144428227892" table:style-name="ce9">
            <text:p>11.14442823</text:p>
          </table:table-cell>
          <table:table-cell office:value-type="float" office:value="10.0778033274892" table:style-name="ce9">
            <text:p>10.07780333</text:p>
          </table:table-cell>
          <table:table-cell office:value-type="float" office:value="6.0473180260386696" table:style-name="ce9">
            <text:p>6.047318026</text:p>
          </table:table-cell>
          <table:table-cell office:value-type="float" office:value="4.6114306854166598" table:style-name="ce9">
            <text:p>4.611430685</text:p>
          </table:table-cell>
          <table:table-cell table:number-columns-repeated="26" table:style-name="ce10"/>
          <table:table-cell table:number-columns-repeated="16331"/>
        </table:table-row>
        <table:table-row table:style-name="ro3">
          <table:table-cell office:value-type="float" office:value="62.6" table:style-name="ce9">
            <text:p>62.6</text:p>
          </table:table-cell>
          <table:table-cell table:number-columns-repeated="3" table:style-name="ce10"/>
          <table:table-cell office:value-type="string" table:style-name="ce7">
            <text:p>%HA Gothenbg detached Road</text:p>
          </table:table-cell>
          <table:table-cell office:value-type="float" office:value="436" table:style-name="ce9">
            <text:p>436</text:p>
          </table:table-cell>
          <table:table-cell office:value-type="float" office:value="2.0880613017821101" table:formula="of:=SQRT([.F17])/10" table:style-name="ce9">
            <text:p>2.088061302</text:p>
          </table:table-cell>
          <table:table-cell table:number-columns-repeated="7" table:style-name="ce10"/>
          <table:table-cell office:value-type="float" office:value="9.4490368950159205" table:style-name="ce9">
            <text:p>9.449036895</text:p>
          </table:table-cell>
          <table:table-cell table:number-columns-repeated="38" table:style-name="ce10"/>
          <table:table-cell table:number-columns-repeated="16331"/>
        </table:table-row>
        <table:table-row table:style-name="ro3">
          <table:table-cell office:value-type="float" office:value="65" table:style-name="ce9">
            <text:p>65</text:p>
          </table:table-cell>
          <table:table-cell office:value-type="float" office:value="16.824822277075299" table:style-name="ce9">
            <text:p>16.82482228</text:p>
          </table:table-cell>
          <table:table-cell office:value-type="float" office:value="13.7108039031546" table:style-name="ce9">
            <text:p>13.7108039</text:p>
          </table:table-cell>
          <table:table-cell office:value-type="float" office:value="20.360404258019798" table:style-name="ce9">
            <text:p>20.36040426</text:p>
          </table:table-cell>
          <table:table-cell office:value-type="string" table:style-name="ce7">
            <text:p>%HA Gothenbg apartment Road</text:p>
          </table:table-cell>
          <table:table-cell office:value-type="float" office:value="706" table:style-name="ce9">
            <text:p>706</text:p>
          </table:table-cell>
          <table:table-cell office:value-type="float" office:value="2.6570660511172846" table:formula="of:=SQRT([.F18])/10" table:style-name="ce9">
            <text:p>2.657066051</text:p>
          </table:table-cell>
          <table:table-cell office:value-type="float" office:value="26.7605" table:style-name="ce9">
            <text:p>26.7605</text:p>
          </table:table-cell>
          <table:table-cell office:value-type="float" office:value="20.487200000000001" table:style-name="ce9">
            <text:p>20.4872</text:p>
          </table:table-cell>
          <table:table-cell office:value-type="float" office:value="13.258599999999999" table:style-name="ce9">
            <text:p>13.2586</text:p>
          </table:table-cell>
          <table:table-cell office:value-type="float" office:value="18.976700000000001" table:style-name="ce9">
            <text:p>18.9767</text:p>
          </table:table-cell>
          <table:table-cell office:value-type="float" office:value="9.3801999999999897" table:style-name="ce9">
            <text:p>9.3802</text:p>
          </table:table-cell>
          <table:table-cell office:value-type="float" office:value="29.775700000000001" table:style-name="ce9">
            <text:p>29.7757</text:p>
          </table:table-cell>
          <table:table-cell table:number-columns-repeated="4" table:style-name="ce10"/>
          <table:table-cell office:value-type="float" office:value="12.1975" table:style-name="ce9">
            <text:p>12.1975</text:p>
          </table:table-cell>
          <table:table-cell office:value-type="float" office:value="2.7649464822247798" table:style-name="ce9">
            <text:p>2.764946482</text:p>
          </table:table-cell>
          <table:table-cell table:style-name="ce10"/>
          <table:table-cell office:value-type="float" office:value="0.78487599829297405" table:style-name="ce9">
            <text:p>0.784875998</text:p>
          </table:table-cell>
          <table:table-cell table:number-columns-repeated="6" table:style-name="ce10"/>
          <table:table-cell office:value-type="float" office:value="42.440893309219398" table:style-name="ce9">
            <text:p>42.44089331</text:p>
          </table:table-cell>
          <table:table-cell office:value-type="float" office:value="35.571759580020597" table:style-name="ce9">
            <text:p>35.57175958</text:p>
          </table:table-cell>
          <table:table-cell office:value-type="float" office:value="26.095708933249401" table:style-name="ce9">
            <text:p>26.09570893</text:p>
          </table:table-cell>
          <table:table-cell office:value-type="float" office:value="56.414458410304299" table:style-name="ce9">
            <text:p>56.41445841</text:p>
          </table:table-cell>
          <table:table-cell office:value-type="float" office:value="43.0086069504516" table:style-name="ce9">
            <text:p>43.00860695</text:p>
          </table:table-cell>
          <table:table-cell office:value-type="float" office:value="20" table:style-name="ce9">
            <text:p>20</text:p>
          </table:table-cell>
          <table:table-cell table:number-columns-repeated="6" table:style-name="ce9"/>
          <table:table-cell office:value-type="float" office:value="9.25" table:style-name="ce10">
            <text:p>9.25</text:p>
          </table:table-cell>
          <table:table-cell office:value-type="float" office:value="43.784811267549358" table:style-name="ce10">
            <text:p>43.78481127</text:p>
          </table:table-cell>
          <table:table-cell office:value-type="float" office:value="15.316371576508617" table:style-name="ce10">
            <text:p>15.31637158</text:p>
          </table:table-cell>
          <table:table-cell office:value-type="float" office:value="16" table:style-name="ce10">
            <text:p>16</text:p>
          </table:table-cell>
          <table:table-cell office:value-type="float" office:value="62.988036722039041" table:style-name="ce10">
            <text:p>62.98803672</text:p>
          </table:table-cell>
          <table:table-cell office:value-type="float" office:value="23.5" table:style-name="ce10">
            <text:p>23.5</text:p>
          </table:table-cell>
          <table:table-cell office:value-type="float" office:value="26" table:style-name="ce10">
            <text:p>26</text:p>
          </table:table-cell>
          <table:table-cell table:style-name="ce10"/>
          <table:table-cell office:value-type="float" office:value="5.0931066720672815" table:style-name="ce10">
            <text:p>5.093106672</text:p>
          </table:table-cell>
          <table:table-cell office:value-type="float" office:value="36" table:style-name="ce10">
            <text:p>36</text:p>
          </table:table-cell>
          <table:table-cell office:value-type="float" office:value="27" table:style-name="ce10">
            <text:p>27</text:p>
          </table:table-cell>
          <table:table-cell office:value-type="float" office:value="31" table:style-name="ce10">
            <text:p>31</text:p>
          </table:table-cell>
          <table:table-cell office:value-type="float" office:value="25" table:style-name="ce10">
            <text:p>25</text:p>
          </table:table-cell>
          <table:table-cell office:value-type="float" office:value="19" table:style-name="ce10">
            <text:p>19</text:p>
          </table:table-cell>
          <table:table-cell table:number-columns-repeated="16331"/>
        </table:table-row>
        <table:table-row table:style-name="ro3">
          <table:table-cell office:value-type="float" office:value="65.484700000000004" table:style-name="ce9">
            <text:p>65.4847</text:p>
          </table:table-cell>
          <table:table-cell table:number-columns-repeated="3" table:style-name="ce10"/>
          <table:table-cell office:value-type="string" table:style-name="ce7">
            <text:p>%HA Kumamoto detached Road</text:p>
          </table:table-cell>
          <table:table-cell office:value-type="float" office:value="378" table:style-name="ce9">
            <text:p>378</text:p>
          </table:table-cell>
          <table:table-cell office:value-type="float" office:value="1.944222209522358" table:formula="of:=SQRT([.F19])/10" table:style-name="ce9">
            <text:p>1.94422221</text:p>
          </table:table-cell>
          <table:table-cell table:number-columns-repeated="12" table:style-name="ce10"/>
          <table:table-cell office:value-type="float" office:value="19.099621261530899" table:style-name="ce9">
            <text:p>19.09962126</text:p>
          </table:table-cell>
          <table:table-cell table:style-name="ce10"/>
          <table:table-cell office:value-type="float" office:value="28.0785562926628" table:style-name="ce9">
            <text:p>28.07855629</text:p>
          </table:table-cell>
          <table:table-cell office:value-type="float" office:value="11.1810966465251" table:style-name="ce9">
            <text:p>11.18109665</text:p>
          </table:table-cell>
          <table:table-cell office:value-type="float" office:value="19.422781178217601" table:style-name="ce9">
            <text:p>19.42278118</text:p>
          </table:table-cell>
          <table:table-cell office:value-type="float" office:value="16.5942354953382" table:style-name="ce9">
            <text:p>16.5942355</text:p>
          </table:table-cell>
          <table:table-cell office:value-type="float" office:value="12.813671483255201" table:style-name="ce9">
            <text:p>12.81367148</text:p>
          </table:table-cell>
          <table:table-cell office:value-type="float" office:value="11.4239229442077" table:style-name="ce9">
            <text:p>11.42392294</text:p>
          </table:table-cell>
          <table:table-cell table:number-columns-repeated="26" table:style-name="ce10"/>
          <table:table-cell table:number-columns-repeated="16331"/>
        </table:table-row>
        <table:table-row table:style-name="ro3">
          <table:table-cell office:value-type="float" office:value="67.599999999999994" table:style-name="ce9">
            <text:p>67.6</text:p>
          </table:table-cell>
          <table:table-cell table:number-columns-repeated="3" table:style-name="ce10"/>
          <table:table-cell office:value-type="string" table:style-name="ce7">
            <text:p>%HA Kumamoto apartment Road</text:p>
          </table:table-cell>
          <table:table-cell office:value-type="float" office:value="469" table:style-name="ce9">
            <text:p>469</text:p>
          </table:table-cell>
          <table:table-cell office:value-type="float" office:value="2.1656407827707715" table:formula="of:=SQRT([.F20])/10" table:style-name="ce9">
            <text:p>2.165640783</text:p>
          </table:table-cell>
          <table:table-cell table:number-columns-repeated="7" table:style-name="ce10"/>
          <table:table-cell office:value-type="float" office:value="14.063812573413401" table:style-name="ce9">
            <text:p>14.06381257</text:p>
          </table:table-cell>
          <table:table-cell table:number-columns-repeated="18" table:style-name="ce10"/>
          <table:table-cell office:value-type="float" office:value="14.8" table:style-name="ce10">
            <text:p>14.8</text:p>
          </table:table-cell>
          <table:table-cell office:value-type="float" office:value="22.1" table:style-name="ce10">
            <text:p>22.1</text:p>
          </table:table-cell>
          <table:table-cell table:number-columns-repeated="11" table:style-name="ce10"/>
          <table:table-cell office:value-type="float" office:value="2.3719999999999573" table:style-name="ce10">
            <text:p>2.372</text:p>
          </table:table-cell>
          <table:table-cell table:number-columns-repeated="6" table:style-name="ce10"/>
          <table:table-cell table:number-columns-repeated="16331"/>
        </table:table-row>
        <table:table-row table:style-name="ro3">
          <table:table-cell office:value-type="float" office:value="70" table:style-name="ce9">
            <text:p>70</text:p>
          </table:table-cell>
          <table:table-cell office:value-type="float" office:value="25.6749180076052" table:style-name="ce9">
            <text:p>25.67491801</text:p>
          </table:table-cell>
          <table:table-cell office:value-type="float" office:value="21.578539826581" table:style-name="ce9">
            <text:p>21.57853983</text:p>
          </table:table-cell>
          <table:table-cell office:value-type="float" office:value="30.142943727357601" table:style-name="ce9">
            <text:p>30.14294373</text:p>
          </table:table-cell>
          <table:table-cell office:value-type="string" table:style-name="ce7">
            <text:p>%HA Sapporo detached Road</text:p>
          </table:table-cell>
          <table:table-cell office:value-type="float" office:value="411" table:style-name="ce9">
            <text:p>411</text:p>
          </table:table-cell>
          <table:table-cell office:value-type="float" office:value="2.0273134932713295" table:formula="of:=SQRT([.F21])/10" table:style-name="ce9">
            <text:p>2.027313493</text:p>
          </table:table-cell>
          <table:table-cell office:value-type="float" office:value="38.252499999999998" table:style-name="ce9">
            <text:p>38.2525</text:p>
          </table:table-cell>
          <table:table-cell office:value-type="float" office:value="33.405700000000003" table:style-name="ce9">
            <text:p>33.4057</text:p>
          </table:table-cell>
          <table:table-cell office:value-type="float" office:value="17.424099999999999" table:style-name="ce9">
            <text:p>17.4241</text:p>
          </table:table-cell>
          <table:table-cell office:value-type="float" office:value="31.0212" table:style-name="ce9">
            <text:p>31.0212</text:p>
          </table:table-cell>
          <table:table-cell office:value-type="float" office:value="14.052199999999999" table:style-name="ce9">
            <text:p>14.0522</text:p>
          </table:table-cell>
          <table:table-cell office:value-type="float" office:value="41.7087" table:style-name="ce9">
            <text:p>41.7087</text:p>
          </table:table-cell>
          <table:table-cell office:value-type="float" office:value="2.8969340398173702" table:style-name="ce9">
            <text:p>2.89693404</text:p>
          </table:table-cell>
          <table:table-cell table:number-columns-repeated="3" table:style-name="ce10"/>
          <table:table-cell office:value-type="float" office:value="18.489999999999998" table:style-name="ce9">
            <text:p>18.49</text:p>
          </table:table-cell>
          <table:table-cell office:value-type="float" office:value="5.4230264122798602" table:style-name="ce9">
            <text:p>5.423026412</text:p>
          </table:table-cell>
          <table:table-cell table:style-name="ce10"/>
          <table:table-cell office:value-type="float" office:value="4.8020294188064998" table:style-name="ce9">
            <text:p>4.802029419</text:p>
          </table:table-cell>
          <table:table-cell table:number-columns-repeated="7" table:style-name="ce10"/>
          <table:table-cell office:value-type="float" office:value="45.0166002687522" table:style-name="ce9">
            <text:p>45.01660027</text:p>
          </table:table-cell>
          <table:table-cell office:value-type="float" office:value="32.256695373510397" table:style-name="ce9">
            <text:p>32.25669537</text:p>
          </table:table-cell>
          <table:table-cell office:value-type="float" office:value="66.027052538919094" table:style-name="ce9">
            <text:p>66.02705254</text:p>
          </table:table-cell>
          <table:table-cell office:value-type="float" office:value="55.144232840025701" table:style-name="ce9">
            <text:p>55.14423284</text:p>
          </table:table-cell>
          <table:table-cell office:value-type="float" office:value="30.5" table:style-name="ce9">
            <text:p>30.5</text:p>
          </table:table-cell>
          <table:table-cell table:number-columns-repeated="6" table:style-name="ce9"/>
          <table:table-cell office:value-type="float" office:value="15" table:style-name="ce10">
            <text:p>15</text:p>
          </table:table-cell>
          <table:table-cell office:value-type="float" office:value="61.895144013621049" table:style-name="ce10">
            <text:p>61.89514401</text:p>
          </table:table-cell>
          <table:table-cell office:value-type="float" office:value="24.232036099629511" table:style-name="ce10">
            <text:p>24.2320361</text:p>
          </table:table-cell>
          <table:table-cell office:value-type="float" office:value="43" table:style-name="ce10">
            <text:p>43</text:p>
          </table:table-cell>
          <table:table-cell office:value-type="float" office:value="75.923930324755048" table:style-name="ce10">
            <text:p>75.92393032</text:p>
          </table:table-cell>
          <table:table-cell table:number-columns-repeated="3" table:style-name="ce10"/>
          <table:table-cell office:value-type="float" office:value="12.15105270235183" table:style-name="ce10">
            <text:p>12.1510527</text:p>
          </table:table-cell>
          <table:table-cell office:value-type="float" office:value="48" table:style-name="ce10">
            <text:p>48</text:p>
          </table:table-cell>
          <table:table-cell office:value-type="float" office:value="54" table:style-name="ce10">
            <text:p>54</text:p>
          </table:table-cell>
          <table:table-cell office:value-type="float" office:value="40" table:style-name="ce10">
            <text:p>40</text:p>
          </table:table-cell>
          <table:table-cell table:style-name="ce10"/>
          <table:table-cell office:value-type="float" office:value="35" table:style-name="ce10">
            <text:p>35</text:p>
          </table:table-cell>
          <table:table-cell table:number-columns-repeated="16331"/>
        </table:table-row>
        <table:table-row table:style-name="ro3">
          <table:table-cell office:value-type="float" office:value="70.484700000000004" table:style-name="ce9">
            <text:p>70.4847</text:p>
          </table:table-cell>
          <table:table-cell table:number-columns-repeated="3" table:style-name="ce10"/>
          <table:table-cell office:value-type="string" table:style-name="ce7">
            <text:p>%HA Sapporo apartment Road</text:p>
          </table:table-cell>
          <table:table-cell office:value-type="float" office:value="369" table:style-name="ce9">
            <text:p>369</text:p>
          </table:table-cell>
          <table:table-cell office:value-type="float" office:value="1.9209372712298545" table:formula="of:=SQRT([.F22])/10" table:style-name="ce9">
            <text:p>1.920937271</text:p>
          </table:table-cell>
          <table:table-cell table:number-columns-repeated="12" table:style-name="ce10"/>
          <table:table-cell office:value-type="float" office:value="26.8342177742309" table:style-name="ce9">
            <text:p>26.83421777</text:p>
          </table:table-cell>
          <table:table-cell table:style-name="ce10"/>
          <table:table-cell office:value-type="float" office:value="49.616122542788403" table:style-name="ce9">
            <text:p>49.61612254</text:p>
          </table:table-cell>
          <table:table-cell office:value-type="float" office:value="20.441863511083898" table:style-name="ce9">
            <text:p>20.44186351</text:p>
          </table:table-cell>
          <table:table-cell office:value-type="float" office:value="31.659463250608301" table:style-name="ce9">
            <text:p>31.65946325</text:p>
          </table:table-cell>
          <table:table-cell office:value-type="float" office:value="26.101213489963499" table:style-name="ce9">
            <text:p>26.10121349</text:p>
          </table:table-cell>
          <table:table-cell office:value-type="float" office:value="25.126192534334699" table:style-name="ce9">
            <text:p>25.12619253</text:p>
          </table:table-cell>
          <table:table-cell table:number-columns-repeated="27" table:style-name="ce10"/>
          <table:table-cell table:number-columns-repeated="16331"/>
        </table:table-row>
        <table:table-row table:style-name="ro1">
          <table:table-cell office:value-type="float" office:value="72.599999999999994" table:style-name="ce9">
            <text:p>72.6</text:p>
          </table:table-cell>
          <table:table-cell table:number-columns-repeated="3" table:style-name="ce10"/>
          <table:table-cell office:value-type="string" table:style-name="ce7">
            <text:p>%HA Wipptal Mainroad Face</text:p>
          </table:table-cell>
          <table:table-cell office:value-type="float" office:value="1991" table:style-name="ce9">
            <text:p>1991</text:p>
          </table:table-cell>
          <table:table-cell office:value-type="float" office:value="4.462062303464621" table:formula="of:=SQRT([.F23])/10" table:style-name="ce9">
            <text:p>4.462062303</text:p>
          </table:table-cell>
          <table:table-cell table:number-columns-repeated="7" table:style-name="ce10"/>
          <table:table-cell office:value-type="float" office:value="20.424030228409201" table:style-name="ce9">
            <text:p>20.42403023</text:p>
          </table:table-cell>
          <table:table-cell table:number-columns-repeated="31" table:style-name="ce10"/>
          <table:table-cell office:value-type="float" office:value="27.97199999999998" table:style-name="ce10">
            <text:p>27.972</text:p>
          </table:table-cell>
          <table:table-cell table:number-columns-repeated="6" table:style-name="ce10"/>
          <table:table-cell table:number-columns-repeated="16331"/>
        </table:table-row>
        <table:table-row table:style-name="ro1">
          <table:table-cell office:value-type="float" office:value="75" table:style-name="ce9">
            <text:p>75</text:p>
          </table:table-cell>
          <table:table-cell office:value-type="float" office:value="36.478806983638499" table:style-name="ce9">
            <text:p>36.47880698</text:p>
          </table:table-cell>
          <table:table-cell office:value-type="float" office:value="31.531288665439199" table:style-name="ce9">
            <text:p>31.53128867</text:p>
          </table:table-cell>
          <table:table-cell office:value-type="float" office:value="41.662601453347598" table:style-name="ce9">
            <text:p>41.66260145</text:p>
          </table:table-cell>
          <table:table-cell office:value-type="string" table:style-name="ce7">
            <text:p>%HA Wipptal Highway Face</text:p>
          </table:table-cell>
          <table:table-cell office:value-type="float" office:value="1762" table:style-name="ce9">
            <text:p>1762</text:p>
          </table:table-cell>
          <table:table-cell office:value-type="float" office:value="4.1976183723630713" table:formula="of:=SQRT([.F24])/10" table:style-name="ce9">
            <text:p>4.197618372</text:p>
          </table:table-cell>
          <table:table-cell office:value-type="float" office:value="52.689500000000002" table:style-name="ce9">
            <text:p>52.6895</text:p>
          </table:table-cell>
          <table:table-cell office:value-type="float" office:value="49.969200000000001" table:style-name="ce9">
            <text:p>49.9692</text:p>
          </table:table-cell>
          <table:table-cell office:value-type="float" office:value="22.1996" table:style-name="ce9">
            <text:p>22.1996</text:p>
          </table:table-cell>
          <table:table-cell office:value-type="float" office:value="46.340699999999899" table:style-name="ce9">
            <text:p>46.3407</text:p>
          </table:table-cell>
          <table:table-cell office:value-type="float" office:value="20.034199999999998" table:style-name="ce9">
            <text:p>20.0342</text:p>
          </table:table-cell>
          <table:table-cell office:value-type="float" office:value="56.051699999999997" table:style-name="ce9">
            <text:p>56.0517</text:p>
          </table:table-cell>
          <table:table-cell office:value-type="float" office:value="19.717897299407401" table:style-name="ce9">
            <text:p>19.7178973</text:p>
          </table:table-cell>
          <table:table-cell table:style-name="ce10"/>
          <table:table-cell office:value-type="float" office:value="37.049525582743897" table:style-name="ce9">
            <text:p>37.04952558</text:p>
          </table:table-cell>
          <table:table-cell table:style-name="ce10"/>
          <table:table-cell office:value-type="float" office:value="26.397500000000001" table:style-name="ce9">
            <text:p>26.3975</text:p>
          </table:table-cell>
          <table:table-cell office:value-type="float" office:value="10.3640814009644" table:style-name="ce9">
            <text:p>10.3640814</text:p>
          </table:table-cell>
          <table:table-cell table:style-name="ce10"/>
          <table:table-cell office:value-type="float" office:value="24.336474160184402" table:style-name="ce9">
            <text:p>24.33647416</text:p>
          </table:table-cell>
          <table:table-cell table:number-columns-repeated="11" table:style-name="ce10"/>
          <table:table-cell table:number-columns-repeated="4" table:style-name="ce9"/>
          <table:table-cell office:value-type="float" office:value="25" table:style-name="ce9">
            <text:p>25</text:p>
          </table:table-cell>
          <table:table-cell table:number-columns-repeated="2" table:style-name="ce9"/>
          <table:table-cell office:value-type="float" office:value="24" table:style-name="ce10">
            <text:p>24</text:p>
          </table:table-cell>
          <table:table-cell office:value-type="float" office:value="77.208114709050804" table:style-name="ce10">
            <text:p>77.20811471</text:p>
          </table:table-cell>
          <table:table-cell office:value-type="float" office:value="36.123682485115808" table:style-name="ce10">
            <text:p>36.12368249</text:p>
          </table:table-cell>
          <table:table-cell office:value-type="float" office:value="70.5" table:style-name="ce10">
            <text:p>70.5</text:p>
          </table:table-cell>
          <table:table-cell office:value-type="float" office:value="78.503610040635422" table:style-name="ce10">
            <text:p>78.50361004</text:p>
          </table:table-cell>
          <table:table-cell table:number-columns-repeated="4" table:style-name="ce10"/>
          <table:table-cell office:value-type="float" office:value="54" table:style-name="ce10">
            <text:p>54</text:p>
          </table:table-cell>
          <table:table-cell table:style-name="ce10"/>
          <table:table-cell office:value-type="float" office:value="43" table:style-name="ce10">
            <text:p>43</text:p>
          </table:table-cell>
          <table:table-cell table:number-columns-repeated="2" table:style-name="ce10"/>
          <table:table-cell table:number-columns-repeated="16331"/>
        </table:table-row>
        <table:table-row table:style-name="ro3">
          <table:table-cell office:value-type="float" office:value="75.484700000000004" table:style-name="ce9">
            <text:p>75.4847</text:p>
          </table:table-cell>
          <table:table-cell table:number-columns-repeated="3" table:style-name="ce10"/>
          <table:table-cell office:value-type="string" table:style-name="ce7">
            <text:p>%HA Wipptal Highw+Mainr Phone</text:p>
          </table:table-cell>
          <table:table-cell office:value-type="float" office:value="1327" table:style-name="ce9">
            <text:p>1327</text:p>
          </table:table-cell>
          <table:table-cell office:value-type="float" office:value="3.6428011200173969" table:formula="of:=SQRT([.F25])/10" table:style-name="ce9">
            <text:p>3.64280112</text:p>
          </table:table-cell>
          <table:table-cell table:number-columns-repeated="12" table:style-name="ce10"/>
          <table:table-cell office:value-type="float" office:value="36.295764447076202" table:style-name="ce9">
            <text:p>36.29576445</text:p>
          </table:table-cell>
          <table:table-cell table:style-name="ce10"/>
          <table:table-cell office:value-type="float" office:value="71.297100195960695" table:style-name="ce9">
            <text:p>71.2971002</text:p>
          </table:table-cell>
          <table:table-cell office:value-type="float" office:value="34.401983197864197" table:style-name="ce9">
            <text:p>34.4019832</text:p>
          </table:table-cell>
          <table:table-cell table:number-columns-repeated="30" table:style-name="ce10"/>
          <table:table-cell table:number-columns-repeated="16331"/>
        </table:table-row>
        <table:table-row table:style-name="ro1">
          <table:table-cell office:value-type="float" office:value="77.599999999999994" table:style-name="ce9">
            <text:p>77.6</text:p>
          </table:table-cell>
          <table:table-cell table:number-columns-repeated="3" table:style-name="ce10"/>
          <table:table-cell office:value-type="string" table:style-name="ce7">
            <text:p>%HA Inntal Mainroad</text:p>
          </table:table-cell>
          <table:table-cell office:value-type="float" office:value="1641" table:style-name="ce9">
            <text:p>1641</text:p>
          </table:table-cell>
          <table:table-cell office:value-type="float" office:value="4.0509258201058191" table:formula="of:=SQRT([.F26])/10" table:style-name="ce9">
            <text:p>4.05092582</text:p>
          </table:table-cell>
          <table:table-cell table:number-columns-repeated="7" table:style-name="ce10"/>
          <table:table-cell office:value-type="float" office:value="28.699983724771801" table:style-name="ce9">
            <text:p>28.69998372</text:p>
          </table:table-cell>
          <table:table-cell table:number-columns-repeated="22" table:style-name="ce10"/>
          <table:table-cell office:value-type="float" office:value="10" table:style-name="ce10">
            <text:p>10</text:p>
          </table:table-cell>
          <table:table-cell table:number-columns-repeated="8" table:style-name="ce10"/>
          <table:table-cell office:value-type="float" office:value="53.571999999999946" table:style-name="ce10">
            <text:p>53.572</text:p>
          </table:table-cell>
          <table:table-cell table:number-columns-repeated="6" table:style-name="ce10"/>
          <table:table-cell table:number-columns-repeated="16331"/>
        </table:table-row>
        <table:table-row table:style-name="ro1">
          <table:table-cell office:value-type="float" office:value="80" table:style-name="ce9">
            <text:p>80</text:p>
          </table:table-cell>
          <table:table-cell office:value-type="float" office:value="48.485232883414596" table:style-name="ce9">
            <text:p>48.48523288</text:p>
          </table:table-cell>
          <table:table-cell office:value-type="float" office:value="43.000201783094603" table:style-name="ce9">
            <text:p>43.00020178</text:p>
          </table:table-cell>
          <table:table-cell office:value-type="float" office:value="53.999122349920199" table:style-name="ce9">
            <text:p>53.99912235</text:p>
          </table:table-cell>
          <table:table-cell office:value-type="string" table:style-name="ce7">
            <text:p>%HA <text:s/>Inntal Highway</text:p>
          </table:table-cell>
          <table:table-cell office:value-type="float" office:value="1641" table:style-name="ce9">
            <text:p>1641</text:p>
          </table:table-cell>
          <table:table-cell office:value-type="float" office:value="4.0509258201058191" table:formula="of:=SQRT([.F27])/10" table:style-name="ce9">
            <text:p>4.05092582</text:p>
          </table:table-cell>
          <table:table-cell office:value-type="float" office:value="70.0715" table:style-name="ce9">
            <text:p>70.0715</text:p>
          </table:table-cell>
          <table:table-cell office:value-type="float" office:value="70.177700000000002" table:style-name="ce9">
            <text:p>70.1777</text:p>
          </table:table-cell>
          <table:table-cell office:value-type="float" office:value="27.585100000000001" table:style-name="ce9">
            <text:p>27.5851</text:p>
          </table:table-cell>
          <table:table-cell office:value-type="float" office:value="64.935199999999995" table:style-name="ce9">
            <text:p>64.9352</text:p>
          </table:table-cell>
          <table:table-cell office:value-type="float" office:value="27.3262" table:style-name="ce9">
            <text:p>27.3262</text:p>
          </table:table-cell>
          <table:table-cell office:value-type="float" office:value="72.804700000000096" table:style-name="ce9">
            <text:p>72.8047</text:p>
          </table:table-cell>
          <table:table-cell table:number-columns-repeated="2" table:style-name="ce10"/>
          <table:table-cell office:value-type="float" office:value="52.967064892494797" table:style-name="ce9">
            <text:p>52.96706489</text:p>
          </table:table-cell>
          <table:table-cell office:value-type="float" office:value="32.050107958537403" table:style-name="ce9">
            <text:p>32.05010796</text:p>
          </table:table-cell>
          <table:table-cell office:value-type="float" office:value="35.92" table:style-name="ce9">
            <text:p>35.92</text:p>
          </table:table-cell>
          <table:table-cell table:number-columns-repeated="14" table:style-name="ce10"/>
          <table:table-cell table:number-columns-repeated="6" table:style-name="ce9"/>
          <table:table-cell office:value-type="float" office:value="42" table:style-name="ce9">
            <text:p>42</text:p>
          </table:table-cell>
          <table:table-cell table:number-columns-repeated="14" table:style-name="ce10"/>
          <table:table-cell table:number-columns-repeated="16331"/>
        </table:table-row>
        <table:table-row table:style-name="ro1">
          <table:table-cell office:value-type="float" office:value="80.484700000000004" table:style-name="ce9">
            <text:p>80.4847</text:p>
          </table:table-cell>
          <table:table-cell table:number-columns-repeated="3" table:style-name="ce10"/>
          <table:table-cell office:value-type="string" table:style-name="ce10">
            <text:p>%HA Switzerland 2019</text:p>
          </table:table-cell>
          <table:table-cell office:value-type="float" office:value="5592" table:style-name="ce10">
            <text:p>5592</text:p>
          </table:table-cell>
          <table:table-cell office:value-type="float" office:value="7.4779676383359668" table:formula="of:=SQRT([.F28])/10" table:style-name="ce9">
            <text:p>7.477967638</text:p>
          </table:table-cell>
          <table:table-cell table:number-columns-repeated="15" table:style-name="ce10"/>
          <table:table-cell office:value-type="float" office:value="51.700359062958498" table:style-name="ce9">
            <text:p>51.70035906</text:p>
          </table:table-cell>
          <table:table-cell table:number-columns-repeated="30" table:style-name="ce10"/>
          <table:table-cell table:number-columns-repeated="16331"/>
        </table:table-row>
        <table:table-row table:style-name="ro1">
          <table:table-cell office:value-type="float" office:value="82.6" table:style-name="ce9">
            <text:p>82.6</text:p>
          </table:table-cell>
          <table:table-cell table:number-columns-repeated="3" table:style-name="ce10"/>
          <table:table-cell office:value-type="string" table:style-name="ce10">
            <text:p>%HA Ulsan 2016</text:p>
          </table:table-cell>
          <table:table-cell office:value-type="float" office:value="967" table:style-name="ce10">
            <text:p>967</text:p>
          </table:table-cell>
          <table:table-cell office:value-type="float" office:value="3.1096623610932426" table:formula="of:=SQRT([.F29])/10" table:style-name="ce9">
            <text:p>3.109662361</text:p>
          </table:table-cell>
          <table:table-cell table:number-columns-repeated="7" table:style-name="ce10"/>
          <table:table-cell office:value-type="float" office:value="38.698582386066398" table:style-name="ce9">
            <text:p>38.69858239</text:p>
          </table:table-cell>
          <table:table-cell table:number-columns-repeated="38" table:style-name="ce10"/>
          <table:table-cell table:number-columns-repeated="16331"/>
        </table:table-row>
        <table:table-row table:style-name="ro1">
          <table:table-cell office:value-type="float" office:value="85" table:style-name="ce9">
            <text:p>85</text:p>
          </table:table-cell>
          <table:table-cell table:number-columns-repeated="3" table:style-name="ce10"/>
          <table:table-cell office:value-type="string" table:style-name="ce10">
            <text:p>%HA Seoul 2016</text:p>
          </table:table-cell>
          <table:table-cell office:value-type="float" office:value="869" table:style-name="ce10">
            <text:p>869</text:p>
          </table:table-cell>
          <table:table-cell office:value-type="float" office:value="2.947880594596735" table:formula="of:=SQRT([.F30])/10" table:style-name="ce9">
            <text:p>2.947880595</text:p>
          </table:table-cell>
          <table:table-cell office:value-type="float" office:value="90.398499999999999" table:style-name="ce9">
            <text:p>90.3985</text:p>
          </table:table-cell>
          <table:table-cell office:value-type="float" office:value="94.031199999999998" table:style-name="ce9">
            <text:p>94.0312</text:p>
          </table:table-cell>
          <table:table-cell office:value-type="float" office:value="33.580599999999997" table:style-name="ce9">
            <text:p>33.5806</text:p>
          </table:table-cell>
          <table:table-cell office:value-type="float" office:value="86.804699999999997" table:style-name="ce9">
            <text:p>86.8047</text:p>
          </table:table-cell>
          <table:table-cell office:value-type="float" office:value="35.928199999999997" table:style-name="ce9">
            <text:p>35.9282</text:p>
          </table:table-cell>
          <table:table-cell office:value-type="float" office:value="91.967699999999994" table:style-name="ce9">
            <text:p>91.9677</text:p>
          </table:table-cell>
          <table:table-cell table:number-columns-repeated="40" table:style-name="ce10"/>
          <table:table-cell table:number-columns-repeated="16331"/>
        </table:table-row>
        <table:table-row table:style-name="ro1">
          <table:table-cell table:number-columns-repeated="4" table:style-name="ce10"/>
          <table:table-cell office:value-type="string" table:style-name="ce10">
            <text:p>%HA Portugal 2015</text:p>
          </table:table-cell>
          <table:table-cell office:value-type="float" office:value="180" table:style-name="ce10">
            <text:p>180</text:p>
          </table:table-cell>
          <table:table-cell office:value-type="float" office:value="1.3416407864998738" table:formula="of:=SQRT([.F31])/10" table:style-name="ce9">
            <text:p>1.341640786</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Muang Phuket 2017</text:p>
          </table:table-cell>
          <table:table-cell office:value-type="float" office:value="126" table:style-name="ce10">
            <text:p>126</text:p>
          </table:table-cell>
          <table:table-cell office:value-type="float" office:value="1.1224972160321824" table:formula="of:=SQRT([.F32])/10" table:style-name="ce9">
            <text:p>1.122497216</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Thalang 2017</text:p>
          </table:table-cell>
          <table:table-cell office:value-type="float" office:value="103" table:style-name="ce10">
            <text:p>103</text:p>
          </table:table-cell>
          <table:table-cell office:value-type="float" office:value="1.014889156509222" table:formula="of:=SQRT([.F33])/10" table:style-name="ce9">
            <text:p>1.014889157</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Kathu 2017</text:p>
          </table:table-cell>
          <table:table-cell office:value-type="float" office:value="24" table:style-name="ce10">
            <text:p>24</text:p>
          </table:table-cell>
          <table:table-cell office:value-type="float" office:value="0.4898979485566356" table:formula="of:=SQRT([.F34])/10" table:style-name="ce9">
            <text:p>0.489897949</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Montreal 2015</text:p>
          </table:table-cell>
          <table:table-cell office:value-type="float" office:value="4336" table:style-name="ce10">
            <text:p>4336</text:p>
          </table:table-cell>
          <table:table-cell office:value-type="float" office:value="6.5848310532617322" table:formula="of:=SQRT([.F35])/10" table:style-name="ce9">
            <text:p>6.584831053</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Denmark Motorway 2016</text:p>
          </table:table-cell>
          <table:table-cell office:value-type="float" office:value="3446" table:style-name="ce10">
            <text:p>3446</text:p>
          </table:table-cell>
          <table:table-cell office:value-type="float" office:value="5.8702640485756685" table:formula="of:=SQRT([.F36])/10" table:style-name="ce10">
            <text:p>5.870264049</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Denmark Urban 2016</text:p>
          </table:table-cell>
          <table:table-cell office:value-type="float" office:value="3315" table:style-name="ce10">
            <text:p>3315</text:p>
          </table:table-cell>
          <table:table-cell office:value-type="float" office:value="5.7576036681939131" table:formula="of:=SQRT([.F37])/10" table:style-name="ce10">
            <text:p>5.757603668</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Tunisia 2020</text:p>
          </table:table-cell>
          <table:table-cell office:value-type="float" office:value="1272" table:style-name="ce10">
            <text:p>1272</text:p>
          </table:table-cell>
          <table:table-cell office:value-type="float" office:value="3.5665109000254014" table:formula="of:=SQRT([.F38])/10" table:style-name="ce10">
            <text:p>3.5665109</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India 2021</text:p>
          </table:table-cell>
          <table:table-cell office:value-type="float" office:value="565" table:style-name="ce10">
            <text:p>565</text:p>
          </table:table-cell>
          <table:table-cell office:value-type="float" office:value="2.3769728648009427" table:formula="of:=SQRT([.F39])/10" table:style-name="ce10">
            <text:p>2.37697286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Lower Inn Valley 2020</text:p>
          </table:table-cell>
          <table:table-cell office:value-type="float" office:value="1003" table:style-name="ce10">
            <text:p>1003</text:p>
          </table:table-cell>
          <table:table-cell office:value-type="float" office:value="3.1670175244226231" table:formula="of:=SQRT([.F40])/10" table:style-name="ce10">
            <text:p>3.167017524</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Innsbruck 2019</text:p>
          </table:table-cell>
          <table:table-cell office:value-type="float" office:value="1031" table:style-name="ce10">
            <text:p>1031</text:p>
          </table:table-cell>
          <table:table-cell office:value-type="float" office:value="3.2109188716004646" table:formula="of:=SQRT([.F41])/10" table:style-name="ce10">
            <text:p>3.210918872</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Equador 2022</text:p>
          </table:table-cell>
          <table:table-cell office:value-type="float" office:value="225" table:style-name="ce10">
            <text:p>225</text:p>
          </table:table-cell>
          <table:table-cell office:value-type="float" office:value="1.5" table:formula="of:=SQRT([.F42])/10" table:style-name="ce10">
            <text:p>1.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Fiinland 2021</text:p>
          </table:table-cell>
          <table:table-cell office:value-type="float" office:value="6754" table:style-name="ce10">
            <text:p>6754</text:p>
          </table:table-cell>
          <table:table-cell office:value-type="float" office:value="8.2182723245217417" table:formula="of:=SQRT([.F43])/10" table:style-name="ce10">
            <text:p>8.21827232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Japan JPN011RT2000</text:p>
          </table:table-cell>
          <table:table-cell office:value-type="float" office:value="1601" table:style-name="ce10">
            <text:p>1601</text:p>
          </table:table-cell>
          <table:table-cell office:value-type="float" office:value="4.001249804748511" table:formula="of:=SQRT([.F44])/10" table:style-name="ce10">
            <text:p>4.00124980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Japan JPN016RT2003</text:p>
          </table:table-cell>
          <table:table-cell office:value-type="float" office:value="272" table:style-name="ce10">
            <text:p>272</text:p>
          </table:table-cell>
          <table:table-cell office:value-type="float" office:value="1.6492422502470643" table:formula="of:=SQRT([.F45])/10" table:style-name="ce10">
            <text:p>1.6492422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Japan JPN021RT2004</text:p>
          </table:table-cell>
          <table:table-cell office:value-type="float" office:value="1358" table:style-name="ce10">
            <text:p>1358</text:p>
          </table:table-cell>
          <table:table-cell office:value-type="float" office:value="3.6851051545376556" table:formula="of:=SQRT([.F46])/10" table:style-name="ce10">
            <text:p>3.685105155</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Japan ISK101RT2007</text:p>
          </table:table-cell>
          <table:table-cell office:value-type="float" office:value="371" table:style-name="ce10">
            <text:p>371</text:p>
          </table:table-cell>
          <table:table-cell office:value-type="float" office:value="1.9261360284258224" table:formula="of:=SQRT([.F47])/10" table:style-name="ce10">
            <text:p>1.926136028</text:p>
          </table:table-cell>
          <table:table-cell table:number-columns-repeated="46" table:style-name="ce10"/>
          <table:table-cell table:number-columns-repeated="16331"/>
        </table:table-row>
        <table:table-row table:style-name="ro1">
          <table:table-cell table:number-columns-repeated="4" table:style-name="ce10"/>
          <table:table-cell office:value-type="string" table:style-name="ce10">
            <text:p>%HA Japan STM104RT2011</text:p>
          </table:table-cell>
          <table:table-cell office:value-type="float" office:value="189" table:style-name="ce10">
            <text:p>189</text:p>
          </table:table-cell>
          <table:table-cell office:value-type="float" office:value="1.374772708486752" table:formula="of:=SQRT([.F48])/10" table:style-name="ce10">
            <text:p>1.374772708</text:p>
          </table:table-cell>
          <table:table-cell table:number-columns-repeated="46" table:style-name="ce10"/>
          <table:table-cell table:number-columns-repeated="16331"/>
        </table:table-row>
        <table:table-row table:number-rows-repeated="2" table:style-name="ro1">
          <table:table-cell table:number-columns-repeated="16384"/>
        </table:table-row>
        <table:table-row table:style-name="ro4">
          <table:table-cell office:value-type="string" table:style-name="ce11">
            <text:p>Full details of data sources in B. Fenech, G. Rodgers, S. Clark (2022). An update to the WHO 2018 Environmental Noise Guidelines exposure response relationships for annoyance from road and railway noise. In Proceedings to Internoise 2022.</text:p>
          </table:table-cell>
          <table:table-cell table:number-columns-repeated="16383" table:style-name="ce1"/>
        </table:table-row>
        <table:table-row table:number-rows-repeated="8" table:style-name="ro1">
          <table:table-cell table:number-columns-repeated="16384"/>
        </table:table-row>
        <table:table-row table:style-name="ro1">
          <table:table-cell table:number-columns-repeated="4" table:style-name="ce1"/>
          <table:table-cell table:style-name="ce4"/>
          <table:table-cell table:style-name="ce3"/>
          <table:table-cell table:number-columns-repeated="16378"/>
        </table:table-row>
        <table:table-row table:number-rows-repeated="104851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
    <dc:creator/>
    <meta:creation-date>2022-09-16T10:53:33Z</meta:creation-date>
    <dc:date>2022-09-16T10:54:40Z</dc:date>
  </office:meta>
</office:document-meta>
</file>